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6909in"/>
    </style:style>
    <style:style style:name="co3" style:family="table-column">
      <style:table-column-properties fo:break-before="auto" style:column-width="0.7091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1.1563in"/>
    </style:style>
    <style:style style:name="co6" style:family="table-column">
      <style:table-column-properties fo:break-before="auto" style:column-width="0.9492in"/>
    </style:style>
    <style:style style:name="co7" style:family="table-column">
      <style:table-column-properties fo:break-before="auto" style:column-width="1.0693in"/>
    </style:style>
    <style:style style:name="co8" style:family="table-column">
      <style:table-column-properties fo:break-before="auto" style:column-width="1.0909in"/>
    </style:style>
    <style:style style:name="co9" style:family="table-column">
      <style:table-column-properties fo:break-before="auto" style:column-width="0.7638in"/>
    </style:style>
    <style:style style:name="co10" style:family="table-column">
      <style:table-column-properties fo:break-before="auto" style:column-width="5.2382in"/>
    </style:style>
    <style:style style:name="co11" style:family="table-column">
      <style:table-column-properties fo:break-before="auto" style:column-width="0.9819in"/>
    </style:style>
    <style:style style:name="co12" style:family="table-column">
      <style:table-column-properties fo:break-before="auto" style:column-width="1.0472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1783in"/>
    </style:style>
    <style:style style:name="co15" style:family="table-column">
      <style:table-column-properties fo:break-before="auto" style:column-width="1.8984in"/>
    </style:style>
    <style:style style:name="co16" style:family="table-column">
      <style:table-column-properties fo:break-before="auto" style:column-width="1.5717in"/>
    </style:style>
    <style:style style:name="co17" style:family="table-column">
      <style:table-column-properties fo:break-before="auto" style:column-width="0.894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example">
      <style:table-properties table:display="true" style:writing-mode="lr-tb"/>
    </style:style>
    <style:style style:name="ta2" style:family="table" style:master-page-name="PageStyle_5f_vanilla">
      <style:table-properties table:display="true" style:writing-mode="lr-tb"/>
    </style:style>
    <style:style style:name="ta3" style:family="table" style:master-page-name="PageStyle_5f_options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ta5" style:family="table" style:master-page-name="PageStyle_5f_utilities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46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47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48">
      <style:table-cell-properties style:diagonal-bl-tr="none" style:diagonal-tl-br="none" fo:border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48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order-bottom="0.0346in solid #000000" style:diagonal-bl-tr="none" style:diagonal-tl-br="none" fo:border-left="0.0346in solid #000000" fo:border-right="0.0008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0.0346in solid #000000" style:diagonal-bl-tr="none" style:diagonal-tl-br="none" fo:border-left="0.0346in solid #000000" fo:border-right="0.0008in solid #000000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fo:border-bottom="0.0346in solid #000000" style:diagonal-bl-tr="none" style:diagonal-tl-br="none" fo:border-left="0.0008in solid #000000" fo:border-right="0.0346in solid #000000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order-bottom="0.0346in solid #000000" style:diagonal-bl-tr="none" style:diagonal-tl-br="none" fo:border-left="0.0008in solid #000000" fo:border-right="0.0346in solid #000000" fo:border-top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 style:data-style-name="N148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 style:data-style-name="N148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 style:data-style-name="N14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47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" style:family="table-cell" style:parent-style-name="Default" style:data-style-name="N15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5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47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48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50">
      <style:table-cell-properties style:diagonal-bl-tr="none" style:diagonal-tl-br="none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150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5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4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Excel_5f_BuiltIn_5f_Comma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5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 style:data-style-name="N147">
      <style:table-cell-properties fo:background-color="#99ccff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ooc:cell-content-is-in-list(&quot;Call&quot;;&quot;Put&quot;)" table:allow-empty-cell="true" table:display-list="unsorted" table:base-cell-address="vanilla.B27">
          <table:error-message table:message-type="stop" table:display="true"/>
        </table:content-validation>
      </table:content-validations>
      <table:table table:name="exampl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3" table:number-columns-repeated="253" table:default-cell-style-name="ce12"/>
        <table:table-row table:style-name="ro1">
          <table:table-cell office:value-type="string">
            <text:p>This sheet provides a simple example of a european option</text:p>
          </table:table-cell>
          <table:table-cell table:style-name="ce2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exercise date</text:p>
          </table:table-cell>
          <table:table-cell table:style-name="ce4" office:value-type="date" office:date-value="2001-05-17">
            <text:p>17 May 2001</text:p>
          </table:table-cell>
          <table:table-cell table:number-columns-repeated="254"/>
        </table:table-row>
        <table:table-row table:style-name="ro1">
          <table:table-cell office:value-type="string">
            <text:p>exercise object</text:p>
          </table:table-cell>
          <table:table-cell table:style-name="ce5" table:formula="oooc:=qlEuropeanExercise(&quot;eu_exercise1&quot;;[.B3])" office:value-type="string" office:string-value="eu_exercise1">
            <text:p>eu_exercise1</text:p>
          </table:table-cell>
          <table:table-cell table:number-columns-repeated="254"/>
        </table:table-row>
        <table:table-row table:style-name="ro1">
          <table:table-cell/>
          <table:table-cell table:style-name="ce6"/>
          <table:table-cell table:number-columns-repeated="254"/>
        </table:table-row>
        <table:table-row table:style-name="ro1">
          <table:table-cell office:value-type="string">
            <text:p>payoff type</text:p>
          </table:table-cell>
          <table:table-cell office:value-type="string">
            <text:p>Vanilla</text:p>
          </table:table-cell>
          <table:table-cell table:number-columns-repeated="254"/>
        </table:table-row>
        <table:table-row table:style-name="ro1">
          <table:table-cell office:value-type="string">
            <text:p>option type</text:p>
          </table:table-cell>
          <table:table-cell office:value-type="string">
            <text:p>PUT</text:p>
          </table:table-cell>
          <table:table-cell table:number-columns-repeated="254"/>
        </table:table-row>
        <table:table-row table:style-name="ro1">
          <table:table-cell office:value-type="string">
            <text:p>strike</text:p>
          </table:table-cell>
          <table:table-cell table:style-name="ce7" office:value-type="float" office:value="40">
            <text:p>40.00</text:p>
          </table:table-cell>
          <table:table-cell table:number-columns-repeated="254"/>
        </table:table-row>
        <table:table-row table:style-name="ro1">
          <table:table-cell office:value-type="string">
            <text:p>striked type payoff</text:p>
          </table:table-cell>
          <table:table-cell table:style-name="ce7" table:formula="oooc:=qlStrikedTypePayoff(&quot;eu_payoff&quot;;[.B6];[.B7];[.B8])" office:value-type="string" office:string-value="eu_payoff">
            <text:p>eu_payoff</text:p>
          </table:table-cell>
          <table:table-cell table:number-columns-repeated="254"/>
        </table:table-row>
        <table:table-row table:style-name="ro1">
          <table:table-cell office:value-type="string">
            <text:p>pricing engine</text:p>
          </table:table-cell>
          <table:table-cell table:formula="oooc:=qlPricingEngine(&quot;eur_example_engine&quot;;&quot;AE&quot;)" office:value-type="string" office:string-value="eur_example_engine">
            <text:p>eur_example_engine</text:p>
          </table:table-cell>
          <table:table-cell office:value-type="string">
            <text:p>Analytic European Engin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8" office:value-type="string">
            <text:p>object ID</text:p>
          </table:table-cell>
          <table:table-cell table:style-name="ce10" office:value-type="string">
            <text:p>NPV</text:p>
          </table:table-cell>
          <table:table-cell table:number-columns-repeated="253"/>
        </table:table-row>
        <table:table-row table:style-name="ro1">
          <table:table-cell office:value-type="string">
            <text:p>european option</text:p>
          </table:table-cell>
          <table:table-cell table:style-name="ce9" table:formula="oooc:=qlVanillaOption(&quot;european_option&quot;;BLACK_SCHOLES;[.B9];[.B4];[.B10])" office:value-type="string" office:string-value="european_option">
            <text:p>european_option</text:p>
          </table:table-cell>
          <table:table-cell table:style-name="ce11" table:formula="oooc:=qlInstrumentNPV([.B13])" office:value-type="float" office:value="3.58637895697631">
            <text:p>3.59</text:p>
          </table:table-cell>
          <table:table-cell table:number-columns-repeated="253"/>
        </table:table-row>
        <table:table-row table:style-name="ro1" table:number-rows-repeated="6552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vanilla" table:style-name="ta2" table:print="false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12"/>
        <table:table-column table:style-name="co9" table:default-cell-style-name="ce3"/>
        <table:table-column table:style-name="co3" table:number-columns-repeated="249" table:default-cell-style-name="ce12"/>
        <table:table-row table:style-name="ro1">
          <table:table-cell table:style-name="ce13" office:value-type="string">
            <text:p>This sheet combines VanillaOption with various Pricing Engine and Exercise objects</text:p>
          </table:table-cell>
          <table:table-cell table:style-name="ce13"/>
          <table:table-cell table:style-name="ce15" table:number-columns-repeated="3"/>
          <table:table-cell table:style-name="ce24"/>
          <table:table-cell table:number-columns-repeated="250"/>
        </table:table-row>
        <table:table-row table:style-name="ro1">
          <table:table-cell table:style-name="ce13" office:value-type="string">
            <text:p>The table below replicates the output of QuantLib test program Examples/EquityOption</text:p>
          </table:table-cell>
          <table:table-cell table:style-name="ce13"/>
          <table:table-cell table:style-name="ce15" table:number-columns-repeated="3"/>
          <table:table-cell table:style-name="ce24"/>
          <table:table-cell table:number-columns-repeated="250"/>
        </table:table-row>
        <table:table-row table:style-name="ro1">
          <table:table-cell table:style-name="ce14" table:number-columns-repeated="2"/>
          <table:table-cell table:style-name="ce18"/>
          <table:table-cell table:style-name="ce15" table:number-columns-repeated="3"/>
          <table:table-cell table:number-columns-repeated="250"/>
        </table:table-row>
        <table:table-row table:style-name="ro1">
          <table:table-cell table:style-name="ce14" office:value-type="string">
            <text:p>Engine</text:p>
          </table:table-cell>
          <table:table-cell table:style-name="ce14"/>
          <table:table-cell table:style-name="ce19" office:value-type="string">
            <text:p>engine</text:p>
          </table:table-cell>
          <table:table-cell table:style-name="ce20" office:value-type="string">
            <text:p>European</text:p>
          </table:table-cell>
          <table:table-cell table:style-name="ce20" office:value-type="string">
            <text:p>Bermudan</text:p>
          </table:table-cell>
          <table:table-cell table:style-name="ce20" office:value-type="string">
            <text:p>American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Analytic European</text:p>
          </table:table-cell>
          <table:table-cell table:style-name="ce15" office:value-type="string">
            <text:p>AE</text:p>
          </table:table-cell>
          <table:table-cell table:style-name="ce18" table:formula="oooc:=qlPricingEngine(;[.B5])">
            <text:p/>
          </table:table-cell>
          <table:table-cell table:style-name="ce21" table:formula="oooc:=qlInstrumentNPV(qlVanillaOption(;BLACK_SCHOLES;[.$B$29];[.D$25];[.$C5]))" office:value-type="float" office:value="3.84430779159684">
            <text:p>3.844308</text:p>
          </table:table-cell>
          <table:table-cell table:style-name="ce21" table:formula="oooc:=com.sun.star.sheet.addin.QL.qlInstrumentNPV(com.sun.star.sheet.addin.QL.qlVanillaOption(&quot;x2&quot;;BLACK_SCHOLES;[.$B$29];[.E$25];[.$C5]))" office:value-type="float" office:value="0">
            <text:p>#VALUE!</text:p>
          </table:table-cell>
          <table:table-cell table:style-name="ce21" table:formula="oooc:=qlInstrumentNPV(qlVanillaOption(;BLACK_SCHOLES;[.$B$29];[.F$25];[.$C5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arone-Adesi/Whaley</text:p>
          </table:table-cell>
          <table:table-cell table:style-name="ce15" office:value-type="string">
            <text:p>BAWA</text:p>
          </table:table-cell>
          <table:table-cell table:style-name="ce18" table:formula="oooc:=qlPricingEngine(;[.B6])">
            <text:p/>
          </table:table-cell>
          <table:table-cell table:style-name="ce21" table:formula="oooc:=qlInstrumentNPV(qlVanillaOption(;BLACK_SCHOLES;[.$B$29];[.D$25];[.$C6]))" office:value-type="float" office:value="0">
            <text:p>#VALUE!</text:p>
          </table:table-cell>
          <table:table-cell table:style-name="ce21" table:formula="oooc:=qlInstrumentNPV(qlVanillaOption(;BLACK_SCHOLES;[.$B$29];[.E$25];[.$C6]))" office:value-type="float" office:value="0">
            <text:p>#VALUE!</text:p>
          </table:table-cell>
          <table:table-cell table:style-name="ce21" table:formula="oooc:=qlInstrumentNPV(qlVanillaOption(;BLACK_SCHOLES;[.$B$29];[.F$25];[.$C6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jerksund/Stensland</text:p>
          </table:table-cell>
          <table:table-cell table:style-name="ce15" office:value-type="string">
            <text:p>BSA</text:p>
          </table:table-cell>
          <table:table-cell table:style-name="ce18" table:formula="oooc:=qlPricingEngine(;[.B7])">
            <text:p/>
          </table:table-cell>
          <table:table-cell table:style-name="ce21" table:formula="oooc:=qlInstrumentNPV(qlVanillaOption(;BLACK_SCHOLES;[.$B$29];[.D$25];[.$C7]))" office:value-type="float" office:value="0">
            <text:p>#VALUE!</text:p>
          </table:table-cell>
          <table:table-cell table:style-name="ce21" table:formula="oooc:=qlInstrumentNPV(qlVanillaOption(;BLACK_SCHOLES;[.$B$29];[.E$25];[.$C7]))" office:value-type="float" office:value="0">
            <text:p>#VALUE!</text:p>
          </table:table-cell>
          <table:table-cell table:style-name="ce21" table:formula="oooc:=qlInstrumentNPV(qlVanillaOption(;BLACK_SCHOLES;[.$B$29];[.F$25];[.$C7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Integral</text:p>
          </table:table-cell>
          <table:table-cell table:style-name="ce16" office:value-type="string">
            <text:p>I</text:p>
          </table:table-cell>
          <table:table-cell table:style-name="ce18" table:formula="oooc:=qlPricingEngine(;[.B8])">
            <text:p/>
          </table:table-cell>
          <table:table-cell table:style-name="ce21" table:formula="oooc:=qlInstrumentNPV(qlVanillaOption(;BLACK_SCHOLES;[.$B$29];[.D$25];[.$C8]))" office:value-type="float" office:value="0">
            <text:p>#VALUE!</text:p>
          </table:table-cell>
          <table:table-cell table:style-name="ce21" table:formula="oooc:=qlInstrumentNPV(qlVanillaOption(;BLACK_SCHOLES;[.$B$29];[.E$25];[.$C8]))" office:value-type="float" office:value="0">
            <text:p>#VALUE!</text:p>
          </table:table-cell>
          <table:table-cell table:style-name="ce21" table:formula="oooc:=qlInstrumentNPV(qlVanillaOption(;BLACK_SCHOLES;[.$B$29];[.F$25];[.$C8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6"/>
          <table:table-cell table:style-name="ce18"/>
          <table:table-cell table:style-name="ce21"/>
          <table:table-cell table:style-name="ce23" table:number-columns-repeated="2"/>
          <table:table-cell table:number-columns-repeated="250"/>
        </table:table-row>
        <table:table-row table:style-name="ro1">
          <table:table-cell table:style-name="ce15" office:value-type="string">
            <text:p>Finite differences</text:p>
          </table:table-cell>
          <table:table-cell table:style-name="ce16" office:value-type="string">
            <text:p>FDE</text:p>
          </table:table-cell>
          <table:table-cell table:style-name="ce18" table:formula="oooc:=qlBinomialPricingEngine(;[.B10];timeSteps)">
            <text:p/>
          </table:table-cell>
          <table:table-cell table:style-name="ce21" table:formula="oooc:=qlInstrumentNPV(qlVanillaOption(;BLACK_SCHOLES;[.$B$29];[.D$25];[.$C10]))" office:value-type="float" office:value="0">
            <text:p>#VALUE!</text:p>
          </table:table-cell>
          <table:table-cell table:style-name="ce21" table:number-columns-repeated="2"/>
          <table:table-cell table:number-columns-repeated="250"/>
        </table:table-row>
        <table:table-row table:style-name="ro1">
          <table:table-cell table:style-name="ce15" office:value-type="string">
            <text:p>Finite differences</text:p>
          </table:table-cell>
          <table:table-cell table:style-name="ce16" office:value-type="string">
            <text:p>FDB</text:p>
          </table:table-cell>
          <table:table-cell table:style-name="ce18" table:formula="oooc:=qlBinomialPricingEngine(;[.B11];timeSteps)">
            <text:p/>
          </table:table-cell>
          <table:table-cell table:style-name="ce21"/>
          <table:table-cell table:style-name="ce21" table:formula="oooc:=qlInstrumentNPV(qlVanillaOption(;BLACK_SCHOLES;[.$B$29];[.E$25];[.$C11]))" office:value-type="float" office:value="0">
            <text:p>#VALUE!</text:p>
          </table:table-cell>
          <table:table-cell table:style-name="ce21"/>
          <table:table-cell table:number-columns-repeated="250"/>
        </table:table-row>
        <table:table-row table:style-name="ro1">
          <table:table-cell table:style-name="ce15" office:value-type="string">
            <text:p>Finite differences</text:p>
          </table:table-cell>
          <table:table-cell table:style-name="ce16" office:value-type="string">
            <text:p>FDA</text:p>
          </table:table-cell>
          <table:table-cell table:style-name="ce18" table:formula="oooc:=qlBinomialPricingEngine(;[.B12];timeSteps)">
            <text:p/>
          </table:table-cell>
          <table:table-cell table:style-name="ce21" table:number-columns-repeated="2"/>
          <table:table-cell table:style-name="ce21" table:formula="oooc:=qlInstrumentNPV(qlVanillaOption(;BLACK_SCHOLES;[.$B$29];[.F$25];[.$C12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Jarrow-Rudd</text:p>
          </table:table-cell>
          <table:table-cell table:style-name="ce16" office:value-type="string">
            <text:p>JR</text:p>
          </table:table-cell>
          <table:table-cell table:style-name="ce18" table:formula="oooc:=qlBinomialPricingEngine(;[.B13];timeSteps)">
            <text:p/>
          </table:table-cell>
          <table:table-cell table:style-name="ce21" table:formula="oooc:=qlInstrumentNPV(qlVanillaOption(;BLACK_SCHOLES;[.$B$29];[.D$25];[.$C13]))" office:value-type="float" office:value="0">
            <text:p>#VALUE!</text:p>
          </table:table-cell>
          <table:table-cell table:style-name="ce21" table:formula="oooc:=qlInstrumentNPV(qlVanillaOption(;BLACK_SCHOLES;[.$B$29];[.E$25];[.$C13]))" office:value-type="float" office:value="0">
            <text:p>#VALUE!</text:p>
          </table:table-cell>
          <table:table-cell table:style-name="ce21" table:formula="oooc:=qlInstrumentNPV(qlVanillaOption(;BLACK_SCHOLES;[.$B$29];[.F$25];[.$C13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Cox-Ross-Rubinstein</text:p>
          </table:table-cell>
          <table:table-cell table:style-name="ce16" office:value-type="string">
            <text:p>CRR</text:p>
          </table:table-cell>
          <table:table-cell table:style-name="ce18" table:formula="oooc:=qlBinomialPricingEngine(;[.B14];timeSteps)">
            <text:p/>
          </table:table-cell>
          <table:table-cell table:style-name="ce21" table:formula="oooc:=qlInstrumentNPV(qlVanillaOption(;BLACK_SCHOLES;[.$B$29];[.D$25];[.$C14]))" office:value-type="float" office:value="0">
            <text:p>#VALUE!</text:p>
          </table:table-cell>
          <table:table-cell table:style-name="ce21" table:formula="oooc:=qlInstrumentNPV(qlVanillaOption(;BLACK_SCHOLES;[.$B$29];[.E$25];[.$C14]))" office:value-type="float" office:value="0">
            <text:p>#VALUE!</text:p>
          </table:table-cell>
          <table:table-cell table:style-name="ce21" table:formula="oooc:=qlInstrumentNPV(qlVanillaOption(;BLACK_SCHOLES;[.$B$29];[.F$25];[.$C14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Additive equiprobabilities</text:p>
          </table:table-cell>
          <table:table-cell table:style-name="ce16" office:value-type="string">
            <text:p>AEQPB</text:p>
          </table:table-cell>
          <table:table-cell table:style-name="ce18" table:formula="oooc:=qlBinomialPricingEngine(;[.B15];timeSteps)">
            <text:p/>
          </table:table-cell>
          <table:table-cell table:style-name="ce21" table:formula="oooc:=qlInstrumentNPV(qlVanillaOption(;BLACK_SCHOLES;[.$B$29];[.D$25];[.$C15]))" office:value-type="float" office:value="0">
            <text:p>#VALUE!</text:p>
          </table:table-cell>
          <table:table-cell table:style-name="ce21" table:formula="oooc:=qlInstrumentNPV(qlVanillaOption(;BLACK_SCHOLES;[.$B$29];[.E$25];[.$C15]))" office:value-type="float" office:value="0">
            <text:p>#VALUE!</text:p>
          </table:table-cell>
          <table:table-cell table:style-name="ce21" table:formula="oooc:=qlInstrumentNPV(qlVanillaOption(;BLACK_SCHOLES;[.$B$29];[.F$25];[.$C15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Trigeorgis</text:p>
          </table:table-cell>
          <table:table-cell table:style-name="ce16" office:value-type="string">
            <text:p>TRI</text:p>
          </table:table-cell>
          <table:table-cell table:style-name="ce18" table:formula="oooc:=qlBinomialPricingEngine(;[.B16];timeSteps)">
            <text:p/>
          </table:table-cell>
          <table:table-cell table:style-name="ce21" table:formula="oooc:=qlInstrumentNPV(qlVanillaOption(;BLACK_SCHOLES;[.$B$29];[.D$25];[.$C16]))" office:value-type="float" office:value="0">
            <text:p>#VALUE!</text:p>
          </table:table-cell>
          <table:table-cell table:style-name="ce21" table:formula="oooc:=qlInstrumentNPV(qlVanillaOption(;BLACK_SCHOLES;[.$B$29];[.E$25];[.$C16]))" office:value-type="float" office:value="0">
            <text:p>#VALUE!</text:p>
          </table:table-cell>
          <table:table-cell table:style-name="ce21" table:formula="oooc:=qlInstrumentNPV(qlVanillaOption(;BLACK_SCHOLES;[.$B$29];[.F$25];[.$C16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Tian</text:p>
          </table:table-cell>
          <table:table-cell table:style-name="ce16" office:value-type="string">
            <text:p>TIAN</text:p>
          </table:table-cell>
          <table:table-cell table:style-name="ce18" table:formula="oooc:=qlBinomialPricingEngine(;[.B17];timeSteps)">
            <text:p/>
          </table:table-cell>
          <table:table-cell table:style-name="ce21" table:formula="oooc:=qlInstrumentNPV(qlVanillaOption(;BLACK_SCHOLES;[.$B$29];[.D$25];[.$C17]))" office:value-type="float" office:value="0">
            <text:p>#VALUE!</text:p>
          </table:table-cell>
          <table:table-cell table:style-name="ce21" table:formula="oooc:=qlInstrumentNPV(qlVanillaOption(;BLACK_SCHOLES;[.$B$29];[.E$25];[.$C17]))" office:value-type="float" office:value="0">
            <text:p>#VALUE!</text:p>
          </table:table-cell>
          <table:table-cell table:style-name="ce21" table:formula="oooc:=qlInstrumentNPV(qlVanillaOption(;BLACK_SCHOLES;[.$B$29];[.F$25];[.$C17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Leisen-Reimer</text:p>
          </table:table-cell>
          <table:table-cell table:style-name="ce16" office:value-type="string">
            <text:p>LR</text:p>
          </table:table-cell>
          <table:table-cell table:style-name="ce18" table:formula="oooc:=qlBinomialPricingEngine(;[.B18];timeSteps)">
            <text:p/>
          </table:table-cell>
          <table:table-cell table:style-name="ce21" table:formula="oooc:=qlInstrumentNPV(qlVanillaOption(;BLACK_SCHOLES;[.$B$29];[.D$25];[.$C18]))" office:value-type="float" office:value="0">
            <text:p>#VALUE!</text:p>
          </table:table-cell>
          <table:table-cell table:style-name="ce21" table:formula="oooc:=qlInstrumentNPV(qlVanillaOption(;BLACK_SCHOLES;[.$B$29];[.E$25];[.$C18]))" office:value-type="float" office:value="0">
            <text:p>#VALUE!</text:p>
          </table:table-cell>
          <table:table-cell table:style-name="ce21" table:formula="oooc:=qlInstrumentNPV(qlVanillaOption(;BLACK_SCHOLES;[.$B$29];[.F$25];[.$C18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5" office:value-type="string">
            <text:p>Binomial Joshi</text:p>
          </table:table-cell>
          <table:table-cell table:style-name="ce16" office:value-type="string">
            <text:p>JOSHI</text:p>
          </table:table-cell>
          <table:table-cell table:style-name="ce18" table:formula="oooc:=qlBinomialPricingEngine(;[.B19];timeSteps)">
            <text:p/>
          </table:table-cell>
          <table:table-cell table:style-name="ce21" table:formula="oooc:=qlInstrumentNPV(qlVanillaOption(;BLACK_SCHOLES;[.$B$29];[.D$25];[.$C19]))" office:value-type="float" office:value="0">
            <text:p>#VALUE!</text:p>
          </table:table-cell>
          <table:table-cell table:style-name="ce21" table:formula="oooc:=qlInstrumentNPV(qlVanillaOption(;BLACK_SCHOLES;[.$B$29];[.E$25];[.$C19]))" office:value-type="float" office:value="0">
            <text:p>#VALUE!</text:p>
          </table:table-cell>
          <table:table-cell table:style-name="ce21" table:formula="oooc:=qlInstrumentNPV(qlVanillaOption(;BLACK_SCHOLES;[.$B$29];[.F$25];[.$C19]))" office:value-type="float" office:value="0">
            <text:p>#VALUE!</text:p>
          </table:table-cell>
          <table:table-cell table:number-columns-repeated="250"/>
        </table:table-row>
        <table:table-row table:style-name="ro1">
          <table:table-cell table:style-name="ce14" table:number-columns-repeated="2"/>
          <table:table-cell table:style-name="ce18"/>
          <table:table-cell table:style-name="ce21" table:number-columns-repeated="3"/>
          <table:table-cell table:number-columns-repeated="250"/>
        </table:table-row>
        <table:table-row table:style-name="ro1">
          <table:table-cell table:style-name="ce14" office:value-type="string">
            <text:p>exercise dates</text:p>
          </table:table-cell>
          <table:table-cell table:style-name="ce14"/>
          <table:table-cell table:style-name="ce15"/>
          <table:table-cell table:style-name="ce22" office:value-type="date" office:date-value="1999-05-17">
            <text:p>17 May 1999</text:p>
          </table:table-cell>
          <table:table-cell table:style-name="ce22" office:value-type="date" office:date-value="1998-08-17">
            <text:p>17 Aug 1998</text:p>
          </table:table-cell>
          <table:table-cell table:style-name="ce22" office:value-type="date" office:date-value="1998-05-17">
            <text:p>17 May 1998</text:p>
          </table:table-cell>
          <table:table-cell table:number-columns-repeated="250"/>
        </table:table-row>
        <table:table-row table:style-name="ro1">
          <table:table-cell table:style-name="ce14" table:number-columns-repeated="2"/>
          <table:table-cell table:style-name="ce15"/>
          <table:table-cell table:style-name="ce22"/>
          <table:table-cell table:style-name="ce22" office:value-type="date" office:date-value="1998-11-17">
            <text:p>17 Nov 1998</text:p>
          </table:table-cell>
          <table:table-cell table:style-name="ce22" office:value-type="date" office:date-value="1999-05-17">
            <text:p>17 May 1999</text:p>
          </table:table-cell>
          <table:table-cell table:number-columns-repeated="250"/>
        </table:table-row>
        <table:table-row table:style-name="ro1">
          <table:table-cell table:style-name="ce14" table:number-columns-repeated="2"/>
          <table:table-cell table:style-name="ce15"/>
          <table:table-cell table:style-name="ce22"/>
          <table:table-cell table:style-name="ce22" office:value-type="date" office:date-value="1999-02-17">
            <text:p>17 Feb 1999</text:p>
          </table:table-cell>
          <table:table-cell table:style-name="ce15"/>
          <table:table-cell table:number-columns-repeated="250"/>
        </table:table-row>
        <table:table-row table:style-name="ro1">
          <table:table-cell table:style-name="ce14" table:number-columns-repeated="2"/>
          <table:table-cell table:style-name="ce15"/>
          <table:table-cell table:style-name="ce22"/>
          <table:table-cell table:style-name="ce22" office:value-type="date" office:date-value="1999-05-17">
            <text:p>17 May 1999</text:p>
          </table:table-cell>
          <table:table-cell table:style-name="ce15"/>
          <table:table-cell table:number-columns-repeated="250"/>
        </table:table-row>
        <table:table-row table:style-name="ro1">
          <table:table-cell table:style-name="ce14" office:value-type="string">
            <text:p>exercise object</text:p>
          </table:table-cell>
          <table:table-cell table:style-name="ce14"/>
          <table:table-cell table:style-name="ce15"/>
          <table:table-cell table:style-name="ce18" table:formula="oooc:=qlEuropeanExercise(&quot;eu_exercise&quot;;[.D21])" office:value-type="string" office:string-value="eu_exercise">
            <text:p>eu_exercise</text:p>
          </table:table-cell>
          <table:table-cell table:style-name="ce18" table:formula="oooc:=qlBermudanExercise(&quot;be_exercise&quot;;[.E21:.E24])" office:value-type="string" office:string-value="be_exercise">
            <text:p>be_exercise</text:p>
          </table:table-cell>
          <table:table-cell table:style-name="ce18" table:formula="oooc:=qlAmericanExercise(&quot;am_exercise&quot;;[.F21];[.F22])" office:value-type="string" office:string-value="am_exercise">
            <text:p>am_exercise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payoff type</text:p>
          </table:table-cell>
          <table:table-cell table:style-name="ce15" office:value-type="string">
            <text:p>Vanilla</text:p>
          </table:table-cell>
          <table:table-cell table:style-name="ce15" table:number-columns-repeated="2"/>
          <table:table-cell table:style-name="ce24" table:number-columns-repeated="2"/>
          <table:table-cell table:number-columns-repeated="250"/>
        </table:table-row>
        <table:table-row table:style-name="ro1">
          <table:table-cell table:style-name="ce14" office:value-type="string">
            <text:p>option type</text:p>
          </table:table-cell>
          <table:table-cell table:style-name="ce15" table:content-validation-name="val1" office:value-type="string">
            <text:p>Put</text:p>
          </table:table-cell>
          <table:table-cell table:style-name="ce15" table:number-columns-repeated="2"/>
          <table:table-cell table:style-name="ce24" table:number-columns-repeated="2"/>
          <table:table-cell table:number-columns-repeated="250"/>
        </table:table-row>
        <table:table-row table:style-name="ro1">
          <table:table-cell table:style-name="ce14" office:value-type="string">
            <text:p>strike</text:p>
          </table:table-cell>
          <table:table-cell table:style-name="ce17" office:value-type="float" office:value="40">
            <text:p>40.00</text:p>
          </table:table-cell>
          <table:table-cell table:style-name="ce15" table:number-columns-repeated="2"/>
          <table:table-cell table:style-name="ce24" table:number-columns-repeated="2"/>
          <table:table-cell table:number-columns-repeated="250"/>
        </table:table-row>
        <table:table-row table:style-name="ro1">
          <table:table-cell table:style-name="ce14" office:value-type="string">
            <text:p>striked type payoff</text:p>
          </table:table-cell>
          <table:table-cell table:style-name="ce17" table:formula="oooc:=qlStrikedTypePayoff(&quot;vanilla_payoff&quot;;[.B26];[.B27];[.B28])" office:value-type="string" office:string-value="vanilla_payoff">
            <text:p>vanilla_payoff</text:p>
          </table:table-cell>
          <table:table-cell table:style-name="ce15" table:number-columns-repeated="2"/>
          <table:table-cell table:style-name="ce24" table:number-columns-repeated="2"/>
          <table:table-cell table:number-columns-repeated="250"/>
        </table:table-row>
        <table:table-row table:style-name="ro1">
          <table:table-cell table:style-name="ce14" office:value-type="string">
            <text:p>time steps</text:p>
          </table:table-cell>
          <table:table-cell table:style-name="ce15" office:value-type="float" office:value="59">
            <office:annotation draw:style-name="gr1" draw:text-style-name="P1" svg:width="1.9035in" svg:height="0.6799in" svg:x="3.1736in" svg:y="5.0516in" draw:caption-point-x="-3.1736in" draw:caption-point-y="-5.0516in">
              <dc:date>2007-05-01T00:00:00</dc:date>
              <text:p text:style-name="P1"><text:span text:style-name="T1">set to 801 to replicate result from EquityOption.exe example</text:span></text:p>
            </office:annotation>
            <text:p>59</text:p>
          </table:table-cell>
          <table:table-cell table:style-name="ce15" table:number-columns-repeated="2"/>
          <table:table-cell table:style-name="ce24" table:number-columns-repeated="2"/>
          <table:table-cell table:number-columns-repeated="250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ptions" table:style-name="ta3" table:print="false">
        <office:forms form:automatic-focus="false" form:apply-design-mode="false"/>
        <table:table-column table:style-name="co10" table:default-cell-style-name="ce1"/>
        <table:table-column table:style-name="co11" table:default-cell-style-name="ce27"/>
        <table:table-column table:style-name="co12" table:default-cell-style-name="ce27"/>
        <table:table-column table:style-name="co5" table:default-cell-style-name="ce3"/>
        <table:table-column table:style-name="co13" table:default-cell-style-name="ce3"/>
        <table:table-column table:style-name="co11" table:default-cell-style-name="ce3"/>
        <table:table-column table:style-name="co6" table:visibility="collapse" table:default-cell-style-name="ce32"/>
        <table:table-column table:style-name="co11" table:default-cell-style-name="ce3"/>
        <table:table-column table:style-name="co11" table:default-cell-style-name="ce12"/>
        <table:table-column table:style-name="co7" table:number-columns-repeated="2" table:default-cell-style-name="ce12"/>
        <table:table-column table:style-name="co14" table:default-cell-style-name="ce12"/>
        <table:table-column table:style-name="co3" table:number-columns-repeated="244" table:default-cell-style-name="ce12"/>
        <table:table-row table:style-name="ro1">
          <table:table-cell office:value-type="string">
            <text:p>This sheet provides examples of all options supported by QuantLibAddin</text:p>
          </table:table-cell>
          <table:table-cell table:number-columns-repeated="2"/>
          <table:table-cell table:style-name="ce1"/>
          <table:table-cell table:number-columns-repeated="252"/>
        </table:table-row>
        <table:table-row table:style-name="ro1">
          <table:table-cell office:value-type="string">
            <text:p>The use of greeks is also demonstrated</text:p>
          </table:table-cell>
          <table:table-cell table:number-columns-repeated="2"/>
          <table:table-cell table:style-name="ce1"/>
          <table:table-cell table:number-columns-repeated="2"/>
          <table:table-cell office:value-type="string">
            <text:p>(broken)</text:p>
          </table:table-cell>
          <table:table-cell table:number-columns-repeated="3"/>
          <table:table-cell table:number-columns-repeated="2" office:value-type="string">
            <text:p>(broken)</text:p>
          </table:table-cell>
          <table:table-cell table:number-columns-repeated="244"/>
        </table:table-row>
        <table:table-row table:style-name="ro1">
          <table:table-cell table:style-name="ce25" table:number-columns-repeated="3"/>
          <table:table-cell table:style-name="ce25" office:value-type="string">
            <text:p>Asian</text:p>
          </table:table-cell>
          <table:table-cell table:style-name="ce31" office:value-type="string">
            <text:p>Asian</text:p>
          </table:table-cell>
          <table:table-cell table:style-name="ce31"/>
          <table:table-cell table:style-name="ce33"/>
          <table:table-cell table:style-name="ce31"/>
          <table:table-cell table:style-name="ce41" table:number-columns-repeated="3"/>
          <table:table-cell table:style-name="ce41" office:value-type="string">
            <text:p>Quanto</text:p>
          </table:table-cell>
          <table:table-cell table:style-name="ce41" table:number-columns-repeated="244"/>
        </table:table-row>
        <table:table-row table:style-name="ro1">
          <table:table-cell table:style-name="ce25"/>
          <table:table-cell table:style-name="ce25" office:value-type="string">
            <text:p>Vanilla</text:p>
          </table:table-cell>
          <table:table-cell table:style-name="ce25" office:value-type="string">
            <text:p>European</text:p>
          </table:table-cell>
          <table:table-cell table:style-name="ce25" office:value-type="string">
            <text:p>Continuous</text:p>
          </table:table-cell>
          <table:table-cell table:style-name="ce31" office:value-type="string">
            <text:p>Discrete</text:p>
          </table:table-cell>
          <table:table-cell table:style-name="ce31" office:value-type="string">
            <text:p>Barrier</text:p>
          </table:table-cell>
          <table:table-cell table:style-name="ce33" office:value-type="string">
            <text:p>Cliquet</text:p>
          </table:table-cell>
          <table:table-cell table:style-name="ce31" office:value-type="string">
            <text:p>Dividend</text:p>
          </table:table-cell>
          <table:table-cell table:style-name="ce41" office:value-type="string">
            <text:p>Forward</text:p>
          </table:table-cell>
          <table:table-cell table:style-name="ce41" office:value-type="string">
            <text:p>Digital</text:p>
          </table:table-cell>
          <table:table-cell table:style-name="ce41" office:value-type="string">
            <text:p>Quanto</text:p>
          </table:table-cell>
          <table:table-cell table:style-name="ce41" office:value-type="string">
            <text:p>Forward</text:p>
          </table:table-cell>
          <table:table-cell table:style-name="ce41" table:number-columns-repeated="243"/>
          <table:table-cell/>
        </table:table-row>
        <table:table-row table:style-name="ro1">
          <table:table-cell office:value-type="string">
            <text:p>payoff</text:p>
          </table:table-cell>
          <table:table-cell table:number-columns-repeated="2" table:style-name="ce3" office:value-type="string">
            <text:p>Vanilla</text:p>
          </table:table-cell>
          <table:table-cell table:number-columns-repeated="3" office:value-type="string">
            <text:p>Vanilla</text:p>
          </table:table-cell>
          <table:table-cell/>
          <table:table-cell office:value-type="string">
            <text:p>Vanilla</text:p>
          </table:table-cell>
          <table:table-cell table:number-columns-repeated="4" table:style-name="ce3" office:value-type="string">
            <text:p>Vanilla</text:p>
          </table:table-cell>
          <table:table-cell table:number-columns-repeated="244"/>
        </table:table-row>
        <table:table-row table:style-name="ro1">
          <table:table-cell office:value-type="string">
            <text:p>put/call</text:p>
          </table:table-cell>
          <table:table-cell table:number-columns-repeated="2" office:value-type="string">
            <text:p>Put</text:p>
          </table:table-cell>
          <table:table-cell table:number-columns-repeated="2" table:style-name="ce27" office:value-type="string">
            <text:p>Put</text:p>
          </table:table-cell>
          <table:table-cell office:value-type="string">
            <text:p>Call</text:p>
          </table:table-cell>
          <table:table-cell table:style-name="ce34" office:value-type="string">
            <text:p>Put</text:p>
          </table:table-cell>
          <table:table-cell office:value-type="string">
            <text:p>Call</text:p>
          </table:table-cell>
          <table:table-cell table:number-columns-repeated="4" table:style-name="ce27" office:value-type="string">
            <text:p>Put</text:p>
          </table:table-cell>
          <table:table-cell table:number-columns-repeated="244"/>
        </table:table-row>
        <table:table-row table:style-name="ro1">
          <table:table-cell office:value-type="string">
            <text:p>strike</text:p>
          </table:table-cell>
          <table:table-cell table:number-columns-repeated="5" table:style-name="ce7" office:value-type="float" office:value="40">
            <text:p>40.00</text:p>
          </table:table-cell>
          <table:table-cell table:style-name="ce35" office:value-type="float" office:value="40">
            <text:p>40.00</text:p>
          </table:table-cell>
          <table:table-cell table:number-columns-repeated="5" table:style-name="ce7" office:value-type="float" office:value="40">
            <text:p>40.00</text:p>
          </table:table-cell>
          <table:table-cell table:number-columns-repeated="244"/>
        </table:table-row>
        <table:table-row table:style-name="ro1">
          <table:table-cell office:value-type="string">
            <text:p>striked type payoff</text:p>
          </table:table-cell>
          <table:table-cell table:style-name="ce7" table:formula="oooc:=qlStrikedTypePayoff(&quot;payoff_&quot;&amp;COLUMN();[.B5];[.B6];[.B7])" office:value-type="string" office:string-value="payoff_2">
            <text:p>payoff_2</text:p>
          </table:table-cell>
          <table:table-cell table:style-name="ce7" table:formula="oooc:=qlStrikedTypePayoff(&quot;payoff_&quot;&amp;COLUMN();[.C5];[.C6];[.C7])" office:value-type="string" office:string-value="payoff_3">
            <text:p>payoff_3</text:p>
          </table:table-cell>
          <table:table-cell table:style-name="ce7" table:formula="oooc:=qlStrikedTypePayoff(&quot;payoff_&quot;&amp;COLUMN();[.D5];[.D6];[.D7])" office:value-type="string" office:string-value="payoff_4">
            <text:p>payoff_4</text:p>
          </table:table-cell>
          <table:table-cell table:style-name="ce7" table:formula="oooc:=qlStrikedTypePayoff(&quot;payoff_&quot;&amp;COLUMN();[.E5];[.E6];[.E7])" office:value-type="string" office:string-value="payoff_5">
            <text:p>payoff_5</text:p>
          </table:table-cell>
          <table:table-cell table:style-name="ce7" table:formula="oooc:=qlStrikedTypePayoff(&quot;payoff_&quot;&amp;COLUMN();[.F5];[.F6];[.F7])" office:value-type="string" office:string-value="payoff_6">
            <text:p>payoff_6</text:p>
          </table:table-cell>
          <table:table-cell table:style-name="ce35" table:formula="oooc:=qlStrikedTypePayoff(&quot;payoff_&quot;&amp;COLUMN();[.G5];[.G6];[.G7])" office:value-type="float" office:value="0">
            <text:p>#VALUE!</text:p>
          </table:table-cell>
          <table:table-cell table:style-name="ce7" table:formula="oooc:=qlStrikedTypePayoff(&quot;payoff_&quot;&amp;COLUMN();[.H5];[.H6];[.H7])" office:value-type="string" office:string-value="payoff_8">
            <text:p>payoff_8</text:p>
          </table:table-cell>
          <table:table-cell table:style-name="ce7" table:formula="oooc:=qlStrikedTypePayoff(&quot;payoff_&quot;&amp;COLUMN();[.I5];[.I6];[.I7])" office:value-type="string" office:string-value="payoff_9">
            <text:p>payoff_9</text:p>
          </table:table-cell>
          <table:table-cell table:style-name="ce7" table:formula="oooc:=qlStrikedTypePayoff(&quot;payoff_&quot;&amp;COLUMN();[.J5];[.J6];[.J7])" office:value-type="string" office:string-value="payoff_10">
            <text:p>payoff_10</text:p>
          </table:table-cell>
          <table:table-cell table:style-name="ce7" table:formula="oooc:=qlStrikedTypePayoff(&quot;payoff_&quot;&amp;COLUMN();[.K5];[.K6];[.K7])" office:value-type="string" office:string-value="payoff_11">
            <text:p>payoff_11</text:p>
          </table:table-cell>
          <table:table-cell table:style-name="ce7" table:formula="oooc:=qlStrikedTypePayoff(&quot;payoff_&quot;&amp;COLUMN();[.L5];[.L6];[.L7])" office:value-type="string" office:string-value="payoff_12">
            <text:p>payoff_12</text:p>
          </table:table-cell>
          <table:table-cell table:number-columns-repeated="244"/>
        </table:table-row>
        <table:table-row table:style-name="ro1">
          <table:table-cell office:value-type="string">
            <text:p>pricing engine</text:p>
          </table:table-cell>
          <table:table-cell table:formula="oooc:=qlPricingEngine(&quot;engine&quot;&amp;COLUMN();&quot;AE&quot;)" office:value-type="string" office:string-value="engine2">
            <text:p>engine2</text:p>
          </table:table-cell>
          <table:table-cell table:formula="oooc:=qlPricingEngine(&quot;engine&quot;&amp;COLUMN();&quot;AE&quot;)" office:value-type="string" office:string-value="engine3">
            <text:p>engine3</text:p>
          </table:table-cell>
          <table:table-cell table:formula="oooc:=qlBinomialPricingEngine(&quot;engine&quot;&amp;COLUMN();&quot;ACGAPA&quot;;1)" office:value-type="string" office:string-value="engine4">
            <text:p>engine4</text:p>
          </table:table-cell>
          <table:table-cell table:formula="oooc:=qlBinomialPricingEngine(&quot;engine&quot;&amp;COLUMN();&quot;ADGAPA&quot;;1)" office:value-type="string" office:string-value="engine5">
            <text:p>engine5</text:p>
          </table:table-cell>
          <table:table-cell table:formula="oooc:=qlPricingEngine(&quot;engine&quot;&amp;COLUMN();&quot;AB&quot;)" office:value-type="string" office:string-value="engine6">
            <text:p>engine6</text:p>
          </table:table-cell>
          <table:table-cell table:style-name="ce34" table:formula="oooc:=qlPricingEngine(&quot;engine&quot;&amp;COLUMN();&quot;AC&quot;)" office:value-type="string" office:string-value="engine7">
            <text:p>engine7</text:p>
          </table:table-cell>
          <table:table-cell table:formula="oooc:=qlPricingEngine(&quot;engine&quot;&amp;COLUMN();&quot;ADE&quot;)" office:value-type="string" office:string-value="engine8">
            <text:p>engine8</text:p>
          </table:table-cell>
          <table:table-cell table:style-name="ce3" table:formula="oooc:=qlPricingEngine(&quot;engine&quot;&amp;COLUMN();&quot;FE&quot;)" office:value-type="string" office:string-value="engine9">
            <text:p>engine9</text:p>
          </table:table-cell>
          <table:table-cell table:style-name="ce3" table:formula="oooc:=qlPricingEngine(&quot;engine&quot;&amp;COLUMN();&quot;AE&quot;)" office:value-type="string" office:string-value="engine10">
            <text:p>engine10</text:p>
          </table:table-cell>
          <table:table-cell table:style-name="ce3" table:formula="oooc:=qlPricingEngine(&quot;engine&quot;&amp;COLUMN();&quot;QE&quot;)" office:value-type="string" office:string-value="engine11">
            <text:p>engine11</text:p>
          </table:table-cell>
          <table:table-cell table:style-name="ce3" table:formula="oooc:=qlPricingEngine(&quot;engine&quot;&amp;COLUMN();&quot;QFE&quot;)" office:value-type="string" office:string-value="engine12">
            <text:p>engine12</text:p>
          </table:table-cell>
          <table:table-cell table:number-columns-repeated="244"/>
        </table:table-row>
        <table:table-row table:style-name="ro1">
          <table:table-cell office:value-type="string">
            <text:p>type</text:p>
          </table:table-cell>
          <table:table-cell table:number-columns-repeated="2"/>
          <table:table-cell office:value-type="string">
            <text:p>Geometric</text:p>
          </table:table-cell>
          <table:table-cell office:value-type="string">
            <text:p>Arithmetic</text:p>
          </table:table-cell>
          <table:table-cell office:value-type="string">
            <text:p>DownOut</text:p>
          </table:table-cell>
          <table:table-cell table:number-columns-repeated="250"/>
        </table:table-row>
        <table:table-row table:style-name="ro1">
          <table:table-cell office:value-type="string">
            <text:p>running accumulator</text:p>
          </table:table-cell>
          <table:table-cell table:number-columns-repeated="3"/>
          <table:table-cell table:style-name="ce7" office:value-type="float" office:value="1">
            <text:p>1.00</text:p>
          </table:table-cell>
          <table:table-cell table:number-columns-repeated="251"/>
        </table:table-row>
        <table:table-row table:style-name="ro1">
          <table:table-cell office:value-type="string">
            <text:p>past fixing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barrier</text:p>
          </table:table-cell>
          <table:table-cell table:number-columns-repeated="4"/>
          <table:table-cell table:style-name="ce7" office:value-type="float" office:value="33">
            <text:p>33.00</text:p>
          </table:table-cell>
          <table:table-cell table:number-columns-repeated="250"/>
        </table:table-row>
        <table:table-row table:style-name="ro1">
          <table:table-cell office:value-type="string">
            <text:p>rebate</text:p>
          </table:table-cell>
          <table:table-cell table:number-columns-repeated="4"/>
          <table:table-cell table:style-name="ce7" office:value-type="float" office:value="3">
            <text:p>3.00</text:p>
          </table:table-cell>
          <table:table-cell table:number-columns-repeated="250"/>
        </table:table-row>
        <table:table-row table:style-name="ro1">
          <table:table-cell office:value-type="string">
            <text:p>exercise date</text:p>
          </table:table-cell>
          <table:table-cell table:number-columns-repeated="4"/>
          <table:table-cell table:style-name="ce7"/>
          <table:table-cell table:style-name="ce36" office:value-type="date" office:date-value="2020-03-13">
            <text:p>13 Mar 2020</text:p>
          </table:table-cell>
          <table:table-cell table:number-columns-repeated="249"/>
        </table:table-row>
        <table:table-row table:style-name="ro1">
          <table:table-cell office:value-type="string">
            <text:p>reset date(s)</text:p>
          </table:table-cell>
          <table:table-cell table:number-columns-repeated="4"/>
          <table:table-cell table:style-name="ce7"/>
          <table:table-cell table:style-name="ce36" office:value-type="date" office:date-value="2020-01-13">
            <text:p>13 Jan 2020</text:p>
          </table:table-cell>
          <table:table-cell/>
          <table:table-cell table:style-name="ce4" office:value-type="date" office:date-value="1998-05-17">
            <text:p>17 May 1998</text:p>
          </table:table-cell>
          <table:table-cell table:number-columns-repeated="2"/>
          <table:table-cell table:style-name="ce4" office:value-type="date" office:date-value="1998-05-17">
            <text:p>17 May 1998</text:p>
          </table:table-cell>
          <table:table-cell table:number-columns-repeated="244"/>
        </table:table-row>
        <table:table-row table:style-name="ro1">
          <table:table-cell office:value-type="string">
            <text:p>moneyness</text:p>
          </table:table-cell>
          <table:table-cell table:number-columns-repeated="4"/>
          <table:table-cell table:style-name="ce7"/>
          <table:table-cell table:style-name="ce37"/>
          <table:table-cell/>
          <table:table-cell table:style-name="ce7" office:value-type="float" office:value="12">
            <text:p>12.00</text:p>
          </table:table-cell>
          <table:table-cell table:number-columns-repeated="247"/>
        </table:table-row>
        <table:table-row table:style-name="ro1">
          <table:table-cell office:value-type="string">
            <text:p>option object</text:p>
          </table:table-cell>
          <table:table-cell table:formula="oooc:=qlVanillaOption(&quot;vanilla&quot;;BLACK_SCHOLES;[.B8];EU_EXERCISE;[.B9])" office:value-type="string" office:string-value="vanilla">
            <text:p>vanilla</text:p>
          </table:table-cell>
          <table:table-cell table:formula="oooc:=qlEuropeanOption(&quot;european&quot;;BLACK_SCHOLES;[.C8];EU_EXERCISE;[.C9])" office:value-type="string" office:string-value="european">
            <text:p>european</text:p>
          </table:table-cell>
          <table:table-cell table:formula="oooc:=qlCaAsianOption(&quot;asian_cont&quot;;[.D10];BLACK_SCHOLES;[.D8];EU_EXERCISE;[.D9])" office:value-type="string" office:string-value="asian_cont">
            <text:p>asian_cont</text:p>
          </table:table-cell>
          <table:table-cell table:formula="oooc:=qlDaAsianOption(&quot;asian_disc&quot;;[.E10];[.E11];[.E12];FIXING_DATES;BLACK_SCHOLES;[.E8];EU_EXERCISE;[.E9])" office:value-type="string" office:string-value="asian_disc">
            <text:p>asian_disc</text:p>
          </table:table-cell>
          <table:table-cell table:formula="oooc:=qlBarrierOption(&quot;barrier&quot;;[.F10];[.F13];[.F14];BLACK_SCHOLES;[.F8];EU_EXERCISE;[.F9])" office:value-type="string" office:string-value="barrier">
            <text:p>barrier</text:p>
          </table:table-cell>
          <table:table-cell table:style-name="ce34" table:formula="oooc:=qlCliquetOption(&quot;cliquet&quot;;BLACK_SCHOLES;[.G6];[.G7];[.G15];[.G16];[.G9])" office:value-type="float" office:value="0">
            <text:p>#MACRO?</text:p>
          </table:table-cell>
          <table:table-cell table:formula="oooc:=qlDividendVanillaOption(&quot;dividend&quot;;BLACK_SCHOLES;[.H8];EU_EXERCISE;DIVIDEND_DATES;DIVIDEND_RATES;[.H9])" office:value-type="string" office:string-value="dividend">
            <text:p>dividend</text:p>
          </table:table-cell>
          <table:table-cell table:style-name="ce3" table:formula="oooc:=qlForwardVanillaOption(&quot;forward&quot;;[.I17];[.I16];BLACK_SCHOLES;[.I8];EU_EXERCISE;[.I9])" office:value-type="string" office:string-value="forward">
            <text:p>forward</text:p>
          </table:table-cell>
          <table:table-cell table:style-name="ce3" table:formula="oooc:=qlVanillaOption(&quot;digital&quot;;BLACK_SCHOLES;[.J8];EU_EXERCISE;[.J9])" office:value-type="string" office:string-value="digital">
            <text:p>digital</text:p>
          </table:table-cell>
          <table:table-cell table:formula="oooc:=qlQuantoVanillaOption(&quot;quanto&quot;;YC;BLACK_VOL;1;BLACK_SCHOLES;[.K8];EU_EXERCISE;[.K9])" office:value-type="float" office:value="0">
            <text:p>Err:504</text:p>
          </table:table-cell>
          <table:table-cell table:formula="oooc:=qlQuantoForwardVanillaOption(&quot;quanto_fwd&quot;;YC;BLACK_VOL;1;12;[.L16];BLACK_SCHOLES;[.L8];EU_EXERCISE;[.L9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NPV</text:p>
          </table:table-cell>
          <table:table-cell table:style-name="ce28" table:formula="oooc:=qlInstrumentNPV([.B18])" office:value-type="float" office:value="3.84430779159684">
            <text:p>3.8443</text:p>
          </table:table-cell>
          <table:table-cell table:style-name="ce28" table:formula="oooc:=qlInstrumentNPV([.C18])" office:value-type="float" office:value="3.84430779159684">
            <text:p>3.8443</text:p>
          </table:table-cell>
          <table:table-cell table:style-name="ce28" table:formula="oooc:=qlInstrumentNPV([.D18])" office:value-type="float" office:value="3.46668256320074">
            <text:p>3.4667</text:p>
          </table:table-cell>
          <table:table-cell table:style-name="ce28" table:formula="oooc:=qlInstrumentNPV([.E18])" office:value-type="float" office:value="3.46595618547109">
            <text:p>3.4660</text:p>
          </table:table-cell>
          <table:table-cell table:style-name="ce28" table:formula="oooc:=qlInstrumentNPV([.F18])" office:value-type="float" office:value="3.56699183679664">
            <text:p>3.5670</text:p>
          </table:table-cell>
          <table:table-cell table:style-name="ce38" table:formula="oooc:=qlInstrumentNPV([.G18])" office:value-type="float" office:value="0">
            <text:p>#MACRO?</text:p>
          </table:table-cell>
          <table:table-cell table:style-name="ce28" table:formula="oooc:=qlInstrumentNPV([.H18])" office:value-type="float" office:value="0.0900198430005389">
            <text:p>0.0900</text:p>
          </table:table-cell>
          <table:table-cell table:style-name="ce28" table:formula="oooc:=qlInstrumentNPV([.I18])" office:value-type="float" office:value="370.842278508395">
            <text:p>370.8423</text:p>
          </table:table-cell>
          <table:table-cell table:style-name="ce28" table:formula="oooc:=qlInstrumentNPV([.J18])" office:value-type="float" office:value="3.84430779159684">
            <text:p>3.8443</text:p>
          </table:table-cell>
          <table:table-cell table:style-name="ce28" table:formula="oooc:=qlInstrumentNPV([.K18])" office:value-type="float" office:value="0">
            <text:p>Err:504</text:p>
          </table:table-cell>
          <table:table-cell table:style-name="ce28" table:formula="oooc:=qlInstrumentNPV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table:style-name="ce26" office:value-type="string">
            <text:p>delta</text:p>
          </table:table-cell>
          <table:table-cell table:style-name="ce29" table:formula="oooc:=qlDelta([.B18])" office:value-type="float" office:value="-0.550451672483385">
            <text:p>-0.5505</text:p>
          </table:table-cell>
          <table:table-cell table:style-name="ce29" table:formula="oooc:=qlDelta([.C18])" office:value-type="float" office:value="-0.550451672483385">
            <text:p>-0.5505</text:p>
          </table:table-cell>
          <table:table-cell table:style-name="ce29" table:formula="oooc:=qlDelta([.D18])" office:value-type="float" office:value="-0.70956123332277">
            <text:p>-0.7096</text:p>
          </table:table-cell>
          <table:table-cell table:style-name="ce29" table:formula="oooc:=qlDelta([.E18])" office:value-type="float" office:value="-0.709269560751465">
            <text:p>-0.7093</text:p>
          </table:table-cell>
          <table:table-cell table:style-name="ce30" office:value-type="string">
            <text:p>N/A</text:p>
          </table:table-cell>
          <table:table-cell table:style-name="ce39" table:formula="oooc:=qlDelta([.G18])" office:value-type="float" office:value="0">
            <text:p>#MACRO?</text:p>
          </table:table-cell>
          <table:table-cell table:style-name="ce29" table:formula="oooc:=qlDelta([.H18])" office:value-type="float" office:value="0.0447763081517684">
            <text:p>0.0448</text:p>
          </table:table-cell>
          <table:table-cell table:style-name="ce29" table:formula="oooc:=qlDelta([.I18])" office:value-type="float" office:value="10.301174403011">
            <text:p>10.3012</text:p>
          </table:table-cell>
          <table:table-cell table:style-name="ce29" table:formula="oooc:=qlDelta([.J18])" office:value-type="float" office:value="-0.550451672483385">
            <text:p>-0.5505</text:p>
          </table:table-cell>
          <table:table-cell table:style-name="ce29" table:formula="oooc:=qlDelta([.K18])" office:value-type="float" office:value="0">
            <text:p>Err:504</text:p>
          </table:table-cell>
          <table:table-cell table:style-name="ce29" table:formula="oooc:=qlDelta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table:style-name="ce26" office:value-type="string">
            <text:p>delta forward</text:p>
          </table:table-cell>
          <table:table-cell table:style-name="ce29" table:formula="oooc:=qlDeltaForward([.B18])" office:value-type="float" office:value="-0.518395862596985">
            <text:p>-0.5184</text:p>
          </table:table-cell>
          <table:table-cell table:style-name="ce29" table:formula="oooc:=qlDeltaForward([.C18])" office:value-type="float" office:value="-0.518395862596985">
            <text:p>-0.5184</text:p>
          </table:table-cell>
          <table:table-cell table:number-columns-repeated="3" table:style-name="ce30" office:value-type="string">
            <text:p>N/A</text:p>
          </table:table-cell>
          <table:table-cell table:style-name="ce40" office:value-type="string">
            <text:p>N/A</text:p>
          </table:table-cell>
          <table:table-cell table:number-columns-repeated="2" table:style-name="ce30" office:value-type="string">
            <text:p>N/A</text:p>
          </table:table-cell>
          <table:table-cell table:style-name="ce29" table:formula="oooc:=qlDeltaForward([.J18])" office:value-type="float" office:value="-0.518395862596985">
            <text:p>-0.5184</text:p>
          </table:table-cell>
          <table:table-cell table:number-columns-repeated="2" table:style-name="ce30" office:value-type="string">
            <text:p>N/A</text:p>
          </table:table-cell>
          <table:table-cell table:number-columns-repeated="244"/>
        </table:table-row>
        <table:table-row table:style-name="ro1">
          <table:table-cell office:value-type="string">
            <text:p>elasticity</text:p>
          </table:table-cell>
          <table:table-cell table:style-name="ce28" table:formula="oooc:=qlElasticity([.B18])" office:value-type="float" office:value="-5.15470177822849">
            <text:p>-5.1547</text:p>
          </table:table-cell>
          <table:table-cell table:style-name="ce28" table:formula="oooc:=qlElasticity([.C18])" office:value-type="float" office:value="-5.15470177822849">
            <text:p>-5.1547</text:p>
          </table:table-cell>
          <table:table-cell table:number-columns-repeated="3" table:style-name="ce30" office:value-type="string">
            <text:p>N/A</text:p>
          </table:table-cell>
          <table:table-cell table:style-name="ce40" office:value-type="string">
            <text:p>N/A</text:p>
          </table:table-cell>
          <table:table-cell table:number-columns-repeated="2" table:style-name="ce30" office:value-type="string">
            <text:p>N/A</text:p>
          </table:table-cell>
          <table:table-cell table:style-name="ce28" table:formula="oooc:=qlElasticity([.J18])" office:value-type="float" office:value="-5.15470177822849">
            <text:p>-5.1547</text:p>
          </table:table-cell>
          <table:table-cell table:number-columns-repeated="2" table:style-name="ce30" office:value-type="string">
            <text:p>N/A</text:p>
          </table:table-cell>
          <table:table-cell table:number-columns-repeated="244"/>
        </table:table-row>
        <table:table-row table:style-name="ro1">
          <table:table-cell office:value-type="string">
            <text:p>gamma</text:p>
          </table:table-cell>
          <table:table-cell table:style-name="ce28" table:formula="oooc:=qlGamma([.B18])" office:value-type="float" office:value="0.0549649809708038">
            <text:p>0.0550</text:p>
          </table:table-cell>
          <table:table-cell table:style-name="ce28" table:formula="oooc:=qlGamma([.C18])" office:value-type="float" office:value="0.0549649809708038">
            <text:p>0.0550</text:p>
          </table:table-cell>
          <table:table-cell table:style-name="ce28" table:formula="oooc:=qlGamma([.D18])" office:value-type="float" office:value="0.0764136785298587">
            <text:p>0.0764</text:p>
          </table:table-cell>
          <table:table-cell table:style-name="ce28" table:formula="oooc:=qlGamma([.E18])" office:value-type="float" office:value="0.07641663455884">
            <text:p>0.0764</text:p>
          </table:table-cell>
          <table:table-cell table:style-name="ce30" office:value-type="string">
            <text:p>N/A</text:p>
          </table:table-cell>
          <table:table-cell table:style-name="ce38" table:formula="oooc:=qlGamma([.G18])" office:value-type="float" office:value="0">
            <text:p>#MACRO?</text:p>
          </table:table-cell>
          <table:table-cell table:style-name="ce28" table:formula="oooc:=qlGamma([.H18])" office:value-type="float" office:value="0.0179524951351952">
            <text:p>0.0180</text:p>
          </table:table-cell>
          <table:table-cell table:style-name="ce28" table:formula="oooc:=qlGamma([.I18])" office:value-type="float" office:value="0">
            <text:p>0.0000</text:p>
          </table:table-cell>
          <table:table-cell table:style-name="ce28" table:formula="oooc:=qlGamma([.J18])" office:value-type="float" office:value="0.0549649809708038">
            <text:p>0.0550</text:p>
          </table:table-cell>
          <table:table-cell table:style-name="ce28" table:formula="oooc:=qlGamma([.K18])" office:value-type="float" office:value="0">
            <text:p>Err:504</text:p>
          </table:table-cell>
          <table:table-cell table:style-name="ce28" table:formula="oooc:=qlGamma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theta</text:p>
          </table:table-cell>
          <table:table-cell table:style-name="ce28" table:formula="oooc:=qlTheta([.B18])" office:value-type="float" office:value="-0.00505822670331213">
            <text:p>-0.0051</text:p>
          </table:table-cell>
          <table:table-cell table:style-name="ce28" table:formula="oooc:=qlTheta([.C18])" office:value-type="float" office:value="-0.00505822670331213">
            <text:p>-0.0051</text:p>
          </table:table-cell>
          <table:table-cell table:style-name="ce28" table:formula="oooc:=qlTheta([.D18])" office:value-type="float" office:value="0.228965555283923">
            <text:p>0.2290</text:p>
          </table:table-cell>
          <table:table-cell table:style-name="ce28" table:formula="oooc:=qlTheta([.E18])" office:value-type="float" office:value="-0.240739545425193">
            <text:p>-0.2407</text:p>
          </table:table-cell>
          <table:table-cell table:style-name="ce30" office:value-type="string">
            <text:p>N/A</text:p>
          </table:table-cell>
          <table:table-cell table:style-name="ce38" table:formula="oooc:=qlTheta([.G18])" office:value-type="float" office:value="0">
            <text:p>#MACRO?</text:p>
          </table:table-cell>
          <table:table-cell table:style-name="ce28" table:formula="oooc:=qlTheta([.H18])" office:value-type="float" office:value="-0.339546707280622">
            <text:p>-0.3395</text:p>
          </table:table-cell>
          <table:table-cell table:style-name="ce28" table:formula="oooc:=qlTheta([.I18])" office:value-type="float" office:value="0">
            <text:p>0.0000</text:p>
          </table:table-cell>
          <table:table-cell table:style-name="ce28" table:formula="oooc:=qlTheta([.J18])" office:value-type="float" office:value="-0.00505822670331213">
            <text:p>-0.0051</text:p>
          </table:table-cell>
          <table:table-cell table:style-name="ce28" table:formula="oooc:=qlTheta([.K18])" office:value-type="float" office:value="0">
            <text:p>Err:504</text:p>
          </table:table-cell>
          <table:table-cell table:style-name="ce28" table:formula="oooc:=qlTheta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theta per day</text:p>
          </table:table-cell>
          <table:table-cell table:style-name="ce28" table:formula="oooc:=qlThetaPerDay([.B18])" office:value-type="float" office:value="-0.0000138581553515401">
            <text:p>0.0000</text:p>
          </table:table-cell>
          <table:table-cell table:style-name="ce28" table:formula="oooc:=qlThetaPerDay([.C18])" office:value-type="float" office:value="-0.0000138581553515401">
            <text:p>0.0000</text:p>
          </table:table-cell>
          <table:table-cell table:number-columns-repeated="3" table:style-name="ce30" office:value-type="string">
            <text:p>N/A</text:p>
          </table:table-cell>
          <table:table-cell table:style-name="ce40" office:value-type="string">
            <text:p>N/A</text:p>
          </table:table-cell>
          <table:table-cell table:number-columns-repeated="2" table:style-name="ce30" office:value-type="string">
            <text:p>N/A</text:p>
          </table:table-cell>
          <table:table-cell table:style-name="ce28" table:formula="oooc:=qlThetaPerDay([.J18])" office:value-type="float" office:value="-0.0000138581553515401">
            <text:p>0.0000</text:p>
          </table:table-cell>
          <table:table-cell table:number-columns-repeated="2" table:style-name="ce30" office:value-type="string">
            <text:p>N/A</text:p>
          </table:table-cell>
          <table:table-cell table:number-columns-repeated="244"/>
        </table:table-row>
        <table:table-row table:style-name="ro1">
          <table:table-cell office:value-type="string">
            <text:p>vega</text:p>
          </table:table-cell>
          <table:table-cell table:style-name="ce28" table:formula="oooc:=qlVega([.B18])" office:value-type="float" office:value="14.2469230676323">
            <text:p>14.2469</text:p>
          </table:table-cell>
          <table:table-cell table:style-name="ce28" table:formula="oooc:=qlVega([.C18])" office:value-type="float" office:value="14.2469230676323">
            <text:p>14.2469</text:p>
          </table:table-cell>
          <table:table-cell table:style-name="ce28" table:formula="oooc:=qlVega([.D18])" office:value-type="float" office:value="7.45361530496712">
            <text:p>7.4536</text:p>
          </table:table-cell>
          <table:table-cell table:style-name="ce28" table:formula="oooc:=qlVega([.E18])" office:value-type="float" office:value="7.4672470590946">
            <text:p>7.4672</text:p>
          </table:table-cell>
          <table:table-cell table:style-name="ce30" office:value-type="string">
            <text:p>N/A</text:p>
          </table:table-cell>
          <table:table-cell table:style-name="ce38" table:formula="oooc:=qlVega([.G18])" office:value-type="float" office:value="0">
            <text:p>#MACRO?</text:p>
          </table:table-cell>
          <table:table-cell table:style-name="ce28" table:formula="oooc:=qlVega([.H18])" office:value-type="float" office:value="2.48231072252834">
            <text:p>2.4823</text:p>
          </table:table-cell>
          <table:table-cell table:style-name="ce28" table:formula="oooc:=qlVega([.I18])" office:value-type="float" office:value="5.75470833513015E-031">
            <text:p>0.0000</text:p>
          </table:table-cell>
          <table:table-cell table:style-name="ce28" table:formula="oooc:=qlVega([.J18])" office:value-type="float" office:value="14.2469230676323">
            <text:p>14.2469</text:p>
          </table:table-cell>
          <table:table-cell table:style-name="ce28" table:formula="oooc:=qlVega([.K18])" office:value-type="float" office:value="0">
            <text:p>Err:504</text:p>
          </table:table-cell>
          <table:table-cell table:style-name="ce28" table:formula="oooc:=qlVega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rho</text:p>
          </table:table-cell>
          <table:table-cell table:style-name="ce28" table:formula="oooc:=qlRho([.B18])" office:value-type="float" office:value="-23.6605680009987">
            <text:p>-23.6606</text:p>
          </table:table-cell>
          <table:table-cell table:style-name="ce28" table:formula="oooc:=qlRho([.C18])" office:value-type="float" office:value="-23.6605680009987">
            <text:p>-23.6606</text:p>
          </table:table-cell>
          <table:table-cell table:style-name="ce28" table:formula="oooc:=qlRho([.D18])" office:value-type="float" office:value="-16.2387847630106">
            <text:p>-16.2388</text:p>
          </table:table-cell>
          <table:table-cell table:number-columns-repeated="2" table:style-name="ce30" office:value-type="string">
            <text:p>N/A</text:p>
          </table:table-cell>
          <table:table-cell table:style-name="ce38" table:formula="oooc:=qlRho([.G18])" office:value-type="float" office:value="0">
            <text:p>#MACRO?</text:p>
          </table:table-cell>
          <table:table-cell table:style-name="ce28" table:formula="oooc:=qlRho([.H18])" office:value-type="float" office:value="1.30236775791688">
            <text:p>1.3024</text:p>
          </table:table-cell>
          <table:table-cell table:style-name="ce28" table:formula="oooc:=qlRho([.I18])" office:value-type="float" office:value="-406.842278508395">
            <text:p>-406.8423</text:p>
          </table:table-cell>
          <table:table-cell table:style-name="ce28" table:formula="oooc:=qlRho([.J18])" office:value-type="float" office:value="-23.6605680009987">
            <text:p>-23.6606</text:p>
          </table:table-cell>
          <table:table-cell table:style-name="ce28" table:formula="oooc:=qlRho([.K18])" office:value-type="float" office:value="0">
            <text:p>Err:504</text:p>
          </table:table-cell>
          <table:table-cell table:style-name="ce28" table:formula="oooc:=qlRho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dividend rho</text:p>
          </table:table-cell>
          <table:table-cell table:style-name="ce28" table:formula="oooc:=qlDividendRho([.B18])" office:value-type="float" office:value="19.8162602094019">
            <text:p>19.8163</text:p>
          </table:table-cell>
          <table:table-cell table:style-name="ce28" table:formula="oooc:=qlDividendRho([.C18])" office:value-type="float" office:value="19.8162602094019">
            <text:p>19.8163</text:p>
          </table:table-cell>
          <table:table-cell table:style-name="ce28" table:formula="oooc:=qlDividendRho([.D18])" office:value-type="float" office:value="12.7721021998099">
            <text:p>12.7721</text:p>
          </table:table-cell>
          <table:table-cell table:number-columns-repeated="2" table:style-name="ce30" office:value-type="string">
            <text:p>N/A</text:p>
          </table:table-cell>
          <table:table-cell table:style-name="ce38" table:formula="oooc:=qlDividendRho([.G18])" office:value-type="float" office:value="0">
            <text:p>#MACRO?</text:p>
          </table:table-cell>
          <table:table-cell table:style-name="ce30" office:value-type="string">
            <text:p>N/A</text:p>
          </table:table-cell>
          <table:table-cell table:style-name="ce28" table:formula="oooc:=qlDividendRho([.I18])" office:value-type="float" office:value="36">
            <text:p>36.0000</text:p>
          </table:table-cell>
          <table:table-cell table:style-name="ce28" table:formula="oooc:=qlDividendRho([.J18])" office:value-type="float" office:value="19.8162602094019">
            <text:p>19.8163</text:p>
          </table:table-cell>
          <table:table-cell table:style-name="ce28" table:formula="oooc:=qlDividendRho([.K18])" office:value-type="float" office:value="0">
            <text:p>Err:504</text:p>
          </table:table-cell>
          <table:table-cell table:style-name="ce28" table:formula="oooc:=qlDividendRho([.L18])" office:value-type="float" office:value="0">
            <text:p>Err:504</text:p>
          </table:table-cell>
          <table:table-cell table:number-columns-repeated="244"/>
        </table:table-row>
        <table:table-row table:style-name="ro1">
          <table:table-cell office:value-type="string">
            <text:p>itm cash probability</text:p>
          </table:table-cell>
          <table:table-cell table:style-name="ce28" table:formula="oooc:=qlItmCashProbability([.B18])" office:value-type="float" office:value="0.371908604612948">
            <text:p>0.3719</text:p>
          </table:table-cell>
          <table:table-cell table:style-name="ce28" table:formula="oooc:=qlItmCashProbability([.C18])" office:value-type="float" office:value="0.371908604612948">
            <text:p>0.3719</text:p>
          </table:table-cell>
          <table:table-cell table:number-columns-repeated="3" table:style-name="ce30" office:value-type="string">
            <text:p>N/A</text:p>
          </table:table-cell>
          <table:table-cell table:style-name="ce40" office:value-type="string">
            <text:p>N/A</text:p>
          </table:table-cell>
          <table:table-cell table:number-columns-repeated="2" table:style-name="ce30" office:value-type="string">
            <text:p>N/A</text:p>
          </table:table-cell>
          <table:table-cell table:style-name="ce28" table:formula="oooc:=qlItmCashProbability([.J18])" office:value-type="float" office:value="0.371908604612948">
            <text:p>0.3719</text:p>
          </table:table-cell>
          <table:table-cell table:number-columns-repeated="2" table:style-name="ce30" office:value-type="string">
            <text:p>N/A</text:p>
          </table:table-cell>
          <table:table-cell table:number-columns-repeated="24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4" table:print="false">
        <office:forms form:automatic-focus="false" form:apply-design-mode="false"/>
        <table:table-column table:style-name="co15" table:default-cell-style-name="ce12"/>
        <table:table-column table:style-name="co16" table:default-cell-style-name="ce12"/>
        <table:table-column table:style-name="co11" table:default-cell-style-name="ce12"/>
        <table:table-column table:style-name="co3" table:number-columns-repeated="253" table:default-cell-style-name="ce12"/>
        <table:table-row table:style-name="ro1">
          <table:table-cell table:style-name="ce1" office:value-type="string">
            <text:p>market data required by various options in this workbook</text:p>
          </table:table-cell>
          <table:table-cell table:number-columns-repeated="255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today's date</text:p>
          </table:table-cell>
          <table:table-cell table:style-name="ce4" office:value-type="date" office:date-value="1998-05-15">
            <text:p>15 May 1998</text:p>
          </table:table-cell>
          <table:table-cell table:style-name="ce3" office:value-type="string">
            <text:p>NB the value of the evaluation date is global -</text:p>
          </table:table-cell>
          <table:table-cell table:style-name="ce3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set global evaluation date</text:p>
          </table:table-cell>
          <table:table-cell table:style-name="ce4" table:formula="oooc:=qlSettingsSetEvaluationDate([.B3])" office:value-type="date" office:date-value="1998-05-15">
            <text:p>15 May 1998</text:p>
          </table:table-cell>
          <table:table-cell table:style-name="ce3" office:value-type="string">
            <text:p>see the QuantLibAddin documentation for details</text:p>
          </table:table-cell>
          <table:table-cell table:style-name="ce3"/>
          <table:table-cell/>
          <table:table-cell table:style-name="ce3"/>
          <table:table-cell table:number-columns-repeated="250"/>
        </table:table-row>
        <table:table-row table:style-name="ro1">
          <table:table-cell table:style-name="ce1"/>
          <table:table-cell table:style-name="ce4"/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day counter</text:p>
          </table:table-cell>
          <table:table-cell table:style-name="ce3" office:value-type="string">
            <text:p>Actual/365 (Fixed)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settlement date</text:p>
          </table:table-cell>
          <table:table-cell table:style-name="ce4" office:value-type="date" office:date-value="1998-05-17">
            <text:p>17 May 1998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volatility</text:p>
          </table:table-cell>
          <table:table-cell table:style-name="ce7" office:value-type="float" office:value="0.2">
            <text:p>0.20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black constant vol object</text:p>
          </table:table-cell>
          <table:table-cell table:style-name="ce45" table:formula="oooc:=qlBlackConstantVol(&quot;blackvol1&quot;;[.B7];[.B8];[.B6])" office:value-type="string" office:string-value="blackvol1">
            <text:p>blackvol1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/>
          <table:table-cell table:style-name="ce3" table:number-columns-repeated="3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underlying</text:p>
          </table:table-cell>
          <table:table-cell table:style-name="ce7" office:value-type="float" office:value="36">
            <text:p>36.00</text:p>
          </table:table-cell>
          <table:table-cell table:style-name="ce3"/>
          <table:table-cell table:style-name="ce6"/>
          <table:table-cell table:style-name="ce51" table:number-columns-repeated="5"/>
          <table:table-cell table:number-columns-repeated="247"/>
        </table:table-row>
        <table:table-row table:style-name="ro1">
          <table:table-cell table:style-name="ce1" office:value-type="string">
            <text:p>risk free rate</text:p>
          </table:table-cell>
          <table:table-cell table:style-name="ce7" office:value-type="float" office:value="0.06">
            <text:p>0.06</text:p>
          </table:table-cell>
          <table:table-cell table:style-name="ce3"/>
          <table:table-cell table:style-name="ce6"/>
          <table:table-cell table:style-name="ce51" table:number-columns-repeated="5"/>
          <table:table-cell table:number-columns-repeated="247"/>
        </table:table-row>
        <table:table-row table:style-name="ro1">
          <table:table-cell table:style-name="ce1" office:value-type="string">
            <text:p>dividend yield</text:p>
          </table:table-cell>
          <table:table-cell table:style-name="ce7" office:value-type="float" office:value="0">
            <text:p>0.00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 office:value-type="string">
            <text:p>stochastic process object</text:p>
          </table:table-cell>
          <table:table-cell table:style-name="ce45" table:formula="oooc:=qlGeneralizedBlackScholesProcess(&quot;blackscholes1&quot;;[.B9];[.B11];[.B6];[.B7];[.B12];[.B13])" office:value-type="string" office:string-value="blackscholes1">
            <text:p>blackscholes1</text:p>
          </table:table-cell>
          <table:table-cell table:style-name="ce3" table:number-columns-repeated="2"/>
          <table:table-cell/>
          <table:table-cell table:style-name="ce3"/>
          <table:table-cell table:number-columns-repeated="250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exercise date</text:p>
          </table:table-cell>
          <table:table-cell table:style-name="ce4" office:value-type="date" office:date-value="1999-05-17">
            <text:p>17 May 1999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ercise object</text:p>
          </table:table-cell>
          <table:table-cell table:style-name="ce5" table:formula="oooc:=qlEuropeanExercise(&quot;eu_exercise2&quot;;[.B16])" office:value-type="string" office:string-value="eu_exercise2">
            <text:p>eu_exercise2</text:p>
          </table:table-cell>
          <table:table-cell table:number-columns-repeated="254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dividends for dividend vanilla option -</text:p>
          </table:table-cell>
          <table:table-cell table:number-columns-repeated="255"/>
        </table:table-row>
        <table:table-row table:style-name="ro1">
          <table:table-cell table:style-name="ce1"/>
          <table:table-cell table:style-name="ce25" office:value-type="string">
            <text:p>date</text:p>
          </table:table-cell>
          <table:table-cell table:style-name="ce25" office:value-type="string">
            <text:p>dividend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4" office:value-type="date" office:date-value="1998-08-15">
            <text:p>15 Aug 1998</text:p>
          </table:table-cell>
          <table:table-cell table:style-name="ce48" office:value-type="float" office:value="5">
            <text:p>5.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4" office:value-type="date" office:date-value="1999-02-15">
            <text:p>15 Feb 1999</text:p>
          </table:table-cell>
          <table:table-cell table:style-name="ce48" office:value-type="float" office:value="5">
            <text:p>5.0</text:p>
          </table:table-cell>
          <table:table-cell table:number-columns-repeated="253"/>
        </table:table-row>
        <table:table-row table:style-name="ro1">
          <table:table-cell table:style-name="ce1"/>
          <table:table-cell table:number-columns-repeated="255"/>
        </table:table-row>
        <table:table-row table:style-name="ro1">
          <table:table-cell table:style-name="ce1" office:value-type="string">
            <text:p>bootstrap yield curve for Quanto Forward Option -</text:p>
          </table:table-cell>
          <table:table-cell table:style-name="ce3" table:number-columns-repeated="2"/>
          <table:table-cell table:style-name="ce25" table:number-columns-repeated="3"/>
          <table:table-cell table:style-name="ce50"/>
          <table:table-cell table:number-columns-repeated="249"/>
        </table:table-row>
        <table:table-row table:style-name="ro1">
          <table:table-cell table:style-name="ce42"/>
          <table:table-cell table:style-name="ce3" table:number-columns-repeated="2"/>
          <table:table-cell table:style-name="ce25" table:number-columns-repeated="3"/>
          <table:table-cell table:style-name="ce50"/>
          <table:table-cell table:number-columns-repeated="249"/>
        </table:table-row>
        <table:table-row table:style-name="ro1">
          <table:table-cell table:style-name="ce42" office:value-type="string">
            <text:p>Cash</text:p>
          </table:table-cell>
          <table:table-cell table:style-name="ce3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Mat.</text:p>
          </table:table-cell>
          <table:table-cell table:style-name="ce25" office:value-type="string">
            <text:p>Quote</text:p>
          </table:table-cell>
          <table:table-cell table:style-name="ce50"/>
          <table:table-cell table:number-columns-repeated="249"/>
        </table:table-row>
        <table:table-row table:style-name="ro1">
          <table:table-cell table:style-name="ce3" office:value-type="string">
            <text:p>Fixing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50" office:value-type="string">
            <text:p>1M</text:p>
          </table:table-cell>
          <table:table-cell table:style-name="ce50" office:value-type="float" office:value="1">
            <text:p>1</text:p>
          </table:table-cell>
          <table:table-cell table:style-name="ce52" office:value-type="percentage" office:value="0.021">
            <text:p>2.10%</text:p>
          </table:table-cell>
          <table:table-cell table:style-name="ce46" table:formula="oooc:=qlDepositRateHelper(&quot;DEP&quot;&amp;[.D27];[.F27];[.D27];[.$B$27];[.$B$28];[.$B$29];[.$B$30])" office:value-type="float" office:value="0">
            <text:p>#VALUE!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NullCalendar</text:p>
          </table:table-cell>
          <table:table-cell table:style-name="ce3"/>
          <table:table-cell table:style-name="ce50" office:value-type="string">
            <text:p>3M</text:p>
          </table:table-cell>
          <table:table-cell table:style-name="ce50" office:value-type="float" office:value="3">
            <text:p>3</text:p>
          </table:table-cell>
          <table:table-cell table:style-name="ce52" office:value-type="percentage" office:value="0.0212">
            <text:p>2.12%</text:p>
          </table:table-cell>
          <table:table-cell table:style-name="ce46" table:formula="oooc:=qlDepositRateHelper(&quot;DEP&quot;&amp;[.D28];[.F28];[.D28];[.$B$27];[.$B$28];[.$B$29];[.$B$30])" office:value-type="float" office:value="0">
            <text:p>#VALUE!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onvention</text:p>
          </table:table-cell>
          <table:table-cell table:style-name="ce3" office:value-type="string">
            <text:p>Unadjusted</text:p>
          </table:table-cell>
          <table:table-cell table:style-name="ce3"/>
          <table:table-cell table:style-name="ce50" office:value-type="string">
            <text:p>6M</text:p>
          </table:table-cell>
          <table:table-cell table:style-name="ce50" office:value-type="float" office:value="6">
            <text:p>6</text:p>
          </table:table-cell>
          <table:table-cell table:style-name="ce52" office:value-type="percentage" office:value="0.0214">
            <text:p>2.14%</text:p>
          </table:table-cell>
          <table:table-cell table:style-name="ce46" table:formula="oooc:=qlDepositRateHelper(&quot;DEP&quot;&amp;[.D29];[.F29];[.D29];[.$B$27];[.$B$28];[.$B$29];[.$B$30])" office:value-type="float" office:value="0">
            <text:p>#VALUE!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ayCounter</text:p>
          </table:table-cell>
          <table:table-cell table:style-name="ce3" office:value-type="string">
            <text:p>Simple</text:p>
          </table:table-cell>
          <table:table-cell table:style-name="ce3"/>
          <table:table-cell table:style-name="ce50" office:value-type="string">
            <text:p>1Y</text:p>
          </table:table-cell>
          <table:table-cell table:style-name="ce50" office:value-type="float" office:value="1">
            <text:p>1</text:p>
          </table:table-cell>
          <table:table-cell table:style-name="ce53" office:value-type="percentage" office:value="0.02199">
            <text:p>2.199%</text:p>
          </table:table-cell>
          <table:table-cell table:style-name="ce46" table:formula="oooc:=qlSwapRateHelper(&quot;SW&quot;&amp;[.D30];[.F30];[.D30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table:number-columns-repeated="3"/>
          <table:table-cell table:style-name="ce50" office:value-type="string">
            <text:p>2Y</text:p>
          </table:table-cell>
          <table:table-cell table:style-name="ce50" office:value-type="float" office:value="2">
            <text:p>2</text:p>
          </table:table-cell>
          <table:table-cell table:style-name="ce53" office:value-type="percentage" office:value="0.0232">
            <text:p>2.320%</text:p>
          </table:table-cell>
          <table:table-cell table:style-name="ce46" table:formula="oooc:=qlSwapRateHelper(&quot;SW&quot;&amp;[.D31];[.F31];[.D31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42" office:value-type="string">
            <text:p>Swaps</text:p>
          </table:table-cell>
          <table:table-cell table:style-name="ce3" table:number-columns-repeated="2"/>
          <table:table-cell table:style-name="ce50" office:value-type="string">
            <text:p>3Y</text:p>
          </table:table-cell>
          <table:table-cell table:style-name="ce50" office:value-type="float" office:value="3">
            <text:p>3</text:p>
          </table:table-cell>
          <table:table-cell table:style-name="ce53" office:value-type="percentage" office:value="0.02468">
            <text:p>2.468%</text:p>
          </table:table-cell>
          <table:table-cell table:style-name="ce46" table:formula="oooc:=qlSwapRateHelper(&quot;SW&quot;&amp;[.D32];[.F32];[.D32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xing</text:p>
          </table:table-cell>
          <table:table-cell table:style-name="ce3" office:value-type="float" office:value="2">
            <text:p>2</text:p>
          </table:table-cell>
          <table:table-cell table:style-name="ce3"/>
          <table:table-cell table:style-name="ce50" office:value-type="string">
            <text:p>4Y</text:p>
          </table:table-cell>
          <table:table-cell table:style-name="ce50" office:value-type="float" office:value="4">
            <text:p>4</text:p>
          </table:table-cell>
          <table:table-cell table:style-name="ce53" office:value-type="percentage" office:value="0.02618">
            <text:p>2.618%</text:p>
          </table:table-cell>
          <table:table-cell table:style-name="ce46" table:formula="oooc:=qlSwapRateHelper(&quot;SW&quot;&amp;[.D33];[.F33];[.D33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Calendar</text:p>
          </table:table-cell>
          <table:table-cell table:style-name="ce3" office:value-type="string">
            <text:p>NullCalendar</text:p>
          </table:table-cell>
          <table:table-cell table:style-name="ce3"/>
          <table:table-cell table:style-name="ce50" office:value-type="string">
            <text:p>5Y</text:p>
          </table:table-cell>
          <table:table-cell table:style-name="ce50" office:value-type="float" office:value="5">
            <text:p>5</text:p>
          </table:table-cell>
          <table:table-cell table:style-name="ce53" office:value-type="percentage" office:value="0.02759">
            <text:p>2.759%</text:p>
          </table:table-cell>
          <table:table-cell table:style-name="ce46" table:formula="oooc:=qlSwapRateHelper(&quot;SW&quot;&amp;[.D34];[.F34];[.D34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43" office:value-type="string">
            <text:p>Fixed Leg</text:p>
          </table:table-cell>
          <table:table-cell table:style-name="ce3" table:number-columns-repeated="2"/>
          <table:table-cell table:style-name="ce50" office:value-type="string">
            <text:p>6Y</text:p>
          </table:table-cell>
          <table:table-cell table:style-name="ce50" office:value-type="float" office:value="6">
            <text:p>6</text:p>
          </table:table-cell>
          <table:table-cell table:style-name="ce53" office:value-type="percentage" office:value="0.02892">
            <text:p>2.892%</text:p>
          </table:table-cell>
          <table:table-cell table:style-name="ce46" table:formula="oooc:=qlSwapRateHelper(&quot;SW&quot;&amp;[.D35];[.F35];[.D35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<text:s/>Frequency</text:p>
          </table:table-cell>
          <table:table-cell table:style-name="ce3" office:value-type="string">
            <text:p>Annual</text:p>
          </table:table-cell>
          <table:table-cell table:style-name="ce3"/>
          <table:table-cell table:style-name="ce50" office:value-type="string">
            <text:p>7Y</text:p>
          </table:table-cell>
          <table:table-cell table:style-name="ce50" office:value-type="float" office:value="7">
            <text:p>7</text:p>
          </table:table-cell>
          <table:table-cell table:style-name="ce53" office:value-type="percentage" office:value="0.03015">
            <text:p>3.015%</text:p>
          </table:table-cell>
          <table:table-cell table:style-name="ce46" table:formula="oooc:=qlSwapRateHelper(&quot;SW&quot;&amp;[.D36];[.F36];[.D36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<text:s/>Convention</text:p>
          </table:table-cell>
          <table:table-cell table:style-name="ce3" office:value-type="string">
            <text:p>Unadjusted</text:p>
          </table:table-cell>
          <table:table-cell table:style-name="ce3"/>
          <table:table-cell table:style-name="ce50" office:value-type="string">
            <text:p>8Y</text:p>
          </table:table-cell>
          <table:table-cell table:style-name="ce50" office:value-type="float" office:value="8">
            <text:p>8</text:p>
          </table:table-cell>
          <table:table-cell table:style-name="ce53" office:value-type="percentage" office:value="0.03129">
            <text:p>3.129%</text:p>
          </table:table-cell>
          <table:table-cell table:style-name="ce46" table:formula="oooc:=qlSwapRateHelper(&quot;SW&quot;&amp;[.D37];[.F37];[.D37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<text:s/>DayCounter</text:p>
          </table:table-cell>
          <table:table-cell table:style-name="ce3" office:value-type="string">
            <text:p>Simple</text:p>
          </table:table-cell>
          <table:table-cell table:style-name="ce3"/>
          <table:table-cell table:style-name="ce50" office:value-type="string">
            <text:p>9Y</text:p>
          </table:table-cell>
          <table:table-cell table:style-name="ce50" office:value-type="float" office:value="9">
            <text:p>9</text:p>
          </table:table-cell>
          <table:table-cell table:style-name="ce53" office:value-type="percentage" office:value="0.03229">
            <text:p>3.229%</text:p>
          </table:table-cell>
          <table:table-cell table:style-name="ce46" table:formula="oooc:=qlSwapRateHelper(&quot;SW&quot;&amp;[.D38];[.F38];[.D38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table:number-columns-repeated="3"/>
          <table:table-cell table:style-name="ce50" office:value-type="string">
            <text:p>10Y</text:p>
          </table:table-cell>
          <table:table-cell table:style-name="ce50" office:value-type="float" office:value="10">
            <text:p>10</text:p>
          </table:table-cell>
          <table:table-cell table:style-name="ce53" office:value-type="percentage" office:value="0.03317">
            <text:p>3.317%</text:p>
          </table:table-cell>
          <table:table-cell table:style-name="ce46" table:formula="oooc:=qlSwapRateHelper(&quot;SW&quot;&amp;[.D39];[.F39];[.D39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42" office:value-type="string">
            <text:p>TermStructure</text:p>
          </table:table-cell>
          <table:table-cell table:style-name="ce3" table:number-columns-repeated="2"/>
          <table:table-cell table:style-name="ce50" office:value-type="string">
            <text:p>11Y</text:p>
          </table:table-cell>
          <table:table-cell table:style-name="ce50" office:value-type="float" office:value="11">
            <text:p>11</text:p>
          </table:table-cell>
          <table:table-cell table:style-name="ce53" office:value-type="percentage" office:value="0.03393">
            <text:p>3.393%</text:p>
          </table:table-cell>
          <table:table-cell table:style-name="ce46" table:formula="oooc:=qlSwapRateHelper(&quot;SW&quot;&amp;[.D40];[.F40];[.D40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Evaluation</text:p>
          </table:table-cell>
          <table:table-cell table:style-name="ce4" table:formula="oooc:=qlSettingsEvaluationDate()" office:value-type="date" office:date-value="1998-05-15">
            <text:p>15 May 1998</text:p>
          </table:table-cell>
          <table:table-cell table:style-name="ce3"/>
          <table:table-cell table:style-name="ce50" office:value-type="string">
            <text:p>12Y</text:p>
          </table:table-cell>
          <table:table-cell table:style-name="ce50" office:value-type="float" office:value="12">
            <text:p>12</text:p>
          </table:table-cell>
          <table:table-cell table:style-name="ce53" office:value-type="percentage" office:value="0.03459">
            <text:p>3.459%</text:p>
          </table:table-cell>
          <table:table-cell table:style-name="ce46" table:formula="oooc:=qlSwapRateHelper(&quot;SW&quot;&amp;[.D41];[.F41];[.D41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Settlement</text:p>
          </table:table-cell>
          <table:table-cell table:style-name="ce4" office:value-type="date" office:date-value="1998-05-17">
            <text:p>17 May 1998</text:p>
          </table:table-cell>
          <table:table-cell table:style-name="ce3"/>
          <table:table-cell table:style-name="ce50" office:value-type="string">
            <text:p>13Y</text:p>
          </table:table-cell>
          <table:table-cell table:style-name="ce50" office:value-type="float" office:value="13">
            <text:p>13</text:p>
          </table:table-cell>
          <table:table-cell table:style-name="ce53" office:value-type="percentage" office:value="0.03516">
            <text:p>3.516%</text:p>
          </table:table-cell>
          <table:table-cell table:style-name="ce46" table:formula="oooc:=qlSwapRateHelper(&quot;SW&quot;&amp;[.D42];[.F42];[.D42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ayCounter</text:p>
          </table:table-cell>
          <table:table-cell table:style-name="ce3" office:value-type="string">
            <text:p>Simple</text:p>
          </table:table-cell>
          <table:table-cell table:style-name="ce3"/>
          <table:table-cell table:style-name="ce50" office:value-type="string">
            <text:p>14Y</text:p>
          </table:table-cell>
          <table:table-cell table:style-name="ce50" office:value-type="float" office:value="14">
            <text:p>14</text:p>
          </table:table-cell>
          <table:table-cell table:style-name="ce53" office:value-type="percentage" office:value="0.03566">
            <text:p>3.566%</text:p>
          </table:table-cell>
          <table:table-cell table:style-name="ce46" table:formula="oooc:=qlSwapRateHelper(&quot;SW&quot;&amp;[.D43];[.F43];[.D43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44" office:value-type="string">
            <text:p>eval date</text:p>
          </table:table-cell>
          <table:table-cell table:style-name="ce4" table:formula="oooc:=qlSettingsSetEvaluationDate([.B41])" office:value-type="date" office:date-value="1998-05-15">
            <text:p>15 May 1998</text:p>
          </table:table-cell>
          <table:table-cell table:style-name="ce3"/>
          <table:table-cell table:style-name="ce50" office:value-type="string">
            <text:p>15Y</text:p>
          </table:table-cell>
          <table:table-cell table:style-name="ce50" office:value-type="float" office:value="15">
            <text:p>15</text:p>
          </table:table-cell>
          <table:table-cell table:style-name="ce53" office:value-type="percentage" office:value="0.03611">
            <text:p>3.611%</text:p>
          </table:table-cell>
          <table:table-cell table:style-name="ce46" table:formula="oooc:=qlSwapRateHelper(&quot;SW&quot;&amp;[.D44];[.F44];[.D44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ObjectID</text:p>
          </table:table-cell>
          <table:table-cell table:style-name="ce46" table:formula="oooc:=qlPiecewiseYieldCurve(&quot;YC&quot;;2;&quot;NULLCALENDAR&quot;;[.G27:.G49];[.B43];&quot;Discount&quot;;&quot;LogLinear&quot;)" office:value-type="float" office:value="0">
            <text:p>Err:504</text:p>
          </table:table-cell>
          <table:table-cell table:style-name="ce3"/>
          <table:table-cell table:style-name="ce50" office:value-type="string">
            <text:p>16Y</text:p>
          </table:table-cell>
          <table:table-cell table:style-name="ce50" office:value-type="float" office:value="16">
            <text:p>16</text:p>
          </table:table-cell>
          <table:table-cell table:style-name="ce53" office:value-type="percentage" office:value="0.03652">
            <text:p>3.652%</text:p>
          </table:table-cell>
          <table:table-cell table:style-name="ce46" table:formula="oooc:=qlSwapRateHelper(&quot;SW&quot;&amp;[.D45];[.F45];[.D45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1"/>
          <table:table-cell/>
          <table:table-cell table:style-name="ce3"/>
          <table:table-cell table:style-name="ce50" office:value-type="string">
            <text:p>17Y</text:p>
          </table:table-cell>
          <table:table-cell table:style-name="ce50" office:value-type="float" office:value="17">
            <text:p>17</text:p>
          </table:table-cell>
          <table:table-cell table:style-name="ce53" office:value-type="percentage" office:value="0.03688">
            <text:p>3.688%</text:p>
          </table:table-cell>
          <table:table-cell table:style-name="ce46" table:formula="oooc:=qlSwapRateHelper(&quot;SW&quot;&amp;[.D46];[.F46];[.D46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vector of fixing dates for discrete asian option -</text:p>
          </table:table-cell>
          <table:table-cell/>
          <table:table-cell table:style-name="ce3"/>
          <table:table-cell table:style-name="ce50" office:value-type="string">
            <text:p>18Y</text:p>
          </table:table-cell>
          <table:table-cell table:style-name="ce50" office:value-type="float" office:value="18">
            <text:p>18</text:p>
          </table:table-cell>
          <table:table-cell table:style-name="ce53" office:value-type="percentage" office:value="0.03719">
            <text:p>3.719%</text:p>
          </table:table-cell>
          <table:table-cell table:style-name="ce46" table:formula="oooc:=qlSwapRateHelper(&quot;SW&quot;&amp;[.D47];[.F47];[.D47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3"/>
          <table:table-cell table:style-name="ce50" office:value-type="string">
            <text:p>19Y</text:p>
          </table:table-cell>
          <table:table-cell table:style-name="ce50" office:value-type="float" office:value="19">
            <text:p>19</text:p>
          </table:table-cell>
          <table:table-cell table:style-name="ce53" office:value-type="percentage" office:value="0.03745">
            <text:p>3.745%</text:p>
          </table:table-cell>
          <table:table-cell table:style-name="ce46" table:formula="oooc:=qlSwapRateHelper(&quot;SW&quot;&amp;[.D48];[.F48];[.D48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exercise date</text:p>
          </table:table-cell>
          <table:table-cell table:style-name="ce4" table:formula="oooc:=[.B16]" office:value-type="date" office:date-value="1999-05-17">
            <text:p>17 May 1999</text:p>
          </table:table-cell>
          <table:table-cell table:style-name="ce3"/>
          <table:table-cell table:style-name="ce50" office:value-type="string">
            <text:p>20Y</text:p>
          </table:table-cell>
          <table:table-cell table:style-name="ce50" office:value-type="float" office:value="20">
            <text:p>20</text:p>
          </table:table-cell>
          <table:table-cell table:style-name="ce53" office:value-type="percentage" office:value="0.03767">
            <text:p>3.767%</text:p>
          </table:table-cell>
          <table:table-cell table:style-name="ce46" table:formula="oooc:=qlSwapRateHelper(&quot;SW&quot;&amp;[.D49];[.F49];[.D49];[.$B$33];[.$B$34];[.$B$36];[.$B$37];[.$B$38];&quot;euribor6m&quot;)" office:value-type="float" office:value="0">
            <text:p>#ADDIN?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today's date</text:p>
          </table:table-cell>
          <table:table-cell table:style-name="ce4" table:formula="oooc:=qlSettingsEvaluationDate()" office:value-type="date" office:date-value="1998-05-15">
            <text:p>15 May 1998</text:p>
          </table:table-cell>
          <table:table-cell table:style-name="ce3"/>
          <table:table-cell table:style-name="ce50" table:number-columns-repeated="2"/>
          <table:table-cell table:style-name="ce53"/>
          <table:table-cell table:style-name="ce46"/>
          <table:table-cell table:number-columns-repeated="249"/>
        </table:table-row>
        <table:table-row table:style-name="ro1">
          <table:table-cell table:style-name="ce1" office:value-type="string">
            <text:p>count</text:p>
          </table:table-cell>
          <table:table-cell table:style-name="ce47" table:formula="oooc:=[.B49]-[.B50]+1" office:value-type="float" office:value="368">
            <text:p>368 </text:p>
          </table:table-cell>
          <table:table-cell table:style-name="ce3"/>
          <table:table-cell table:number-columns-repeated="253"/>
        </table:table-row>
        <table:table-row table:style-name="ro1">
          <table:table-cell table:style-name="ce3" table:number-columns-repeated="2"/>
          <table:table-cell table:number-columns-repeated="254"/>
        </table:table-row>
        <table:table-row table:style-name="ro1">
          <table:table-cell/>
          <table:table-cell table:style-name="ce25" office:value-type="string">
            <text:p>i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0">
            <text:p>0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 table:number-columns-repeated="254"/>
        </table:table-row>
        <table:table-row table:style-name="ro1">
          <table:table-cell/>
          <table:table-cell table:style-name="ce3" office:value-type="float" office:value="5">
            <text:p>5</text:p>
          </table:table-cell>
          <table:table-cell table:style-name="ce25"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">
            <text:p>6</text:p>
          </table:table-cell>
          <table:table-cell table:style-name="ce49" table:formula="oooc:=[.B$50]+[.B54]" office:value-type="date" office:date-value="1998-05-15">
            <text:p>15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">
            <text:p>7</text:p>
          </table:table-cell>
          <table:table-cell table:style-name="ce49" table:formula="oooc:=[.B$50]+[.B55]" office:value-type="date" office:date-value="1998-05-16">
            <text:p>16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">
            <text:p>8</text:p>
          </table:table-cell>
          <table:table-cell table:style-name="ce49" table:formula="oooc:=[.B$50]+[.B56]" office:value-type="date" office:date-value="1998-05-17">
            <text:p>17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">
            <text:p>9</text:p>
          </table:table-cell>
          <table:table-cell table:style-name="ce49" table:formula="oooc:=[.B$50]+[.B57]" office:value-type="date" office:date-value="1998-05-18">
            <text:p>18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">
            <text:p>10</text:p>
          </table:table-cell>
          <table:table-cell table:style-name="ce49" table:formula="oooc:=[.B$50]+[.B58]" office:value-type="date" office:date-value="1998-05-19">
            <text:p>19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">
            <text:p>11</text:p>
          </table:table-cell>
          <table:table-cell table:style-name="ce49" table:formula="oooc:=[.B$50]+[.B59]" office:value-type="date" office:date-value="1998-05-20">
            <text:p>20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">
            <text:p>12</text:p>
          </table:table-cell>
          <table:table-cell table:style-name="ce49" table:formula="oooc:=[.B$50]+[.B60]" office:value-type="date" office:date-value="1998-05-21">
            <text:p>21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">
            <text:p>13</text:p>
          </table:table-cell>
          <table:table-cell table:style-name="ce49" table:formula="oooc:=[.B$50]+[.B61]" office:value-type="date" office:date-value="1998-05-22">
            <text:p>22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">
            <text:p>14</text:p>
          </table:table-cell>
          <table:table-cell table:style-name="ce49" table:formula="oooc:=[.B$50]+[.B62]" office:value-type="date" office:date-value="1998-05-23">
            <text:p>23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">
            <text:p>15</text:p>
          </table:table-cell>
          <table:table-cell table:style-name="ce49" table:formula="oooc:=[.B$50]+[.B63]" office:value-type="date" office:date-value="1998-05-24">
            <text:p>24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">
            <text:p>16</text:p>
          </table:table-cell>
          <table:table-cell table:style-name="ce49" table:formula="oooc:=[.B$50]+[.B64]" office:value-type="date" office:date-value="1998-05-25">
            <text:p>25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">
            <text:p>17</text:p>
          </table:table-cell>
          <table:table-cell table:style-name="ce49" table:formula="oooc:=[.B$50]+[.B65]" office:value-type="date" office:date-value="1998-05-26">
            <text:p>26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">
            <text:p>18</text:p>
          </table:table-cell>
          <table:table-cell table:style-name="ce49" table:formula="oooc:=[.B$50]+[.B66]" office:value-type="date" office:date-value="1998-05-27">
            <text:p>27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">
            <text:p>19</text:p>
          </table:table-cell>
          <table:table-cell table:style-name="ce49" table:formula="oooc:=[.B$50]+[.B67]" office:value-type="date" office:date-value="1998-05-28">
            <text:p>28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49" table:formula="oooc:=[.B$50]+[.B68]" office:value-type="date" office:date-value="1998-05-29">
            <text:p>29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">
            <text:p>21</text:p>
          </table:table-cell>
          <table:table-cell table:style-name="ce49" table:formula="oooc:=[.B$50]+[.B69]" office:value-type="date" office:date-value="1998-05-30">
            <text:p>30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">
            <text:p>22</text:p>
          </table:table-cell>
          <table:table-cell table:style-name="ce49" table:formula="oooc:=[.B$50]+[.B70]" office:value-type="date" office:date-value="1998-05-31">
            <text:p>31 May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">
            <text:p>23</text:p>
          </table:table-cell>
          <table:table-cell table:style-name="ce49" table:formula="oooc:=[.B$50]+[.B71]" office:value-type="date" office:date-value="1998-06-01">
            <text:p>1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">
            <text:p>24</text:p>
          </table:table-cell>
          <table:table-cell table:style-name="ce49" table:formula="oooc:=[.B$50]+[.B72]" office:value-type="date" office:date-value="1998-06-02">
            <text:p>2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">
            <text:p>25</text:p>
          </table:table-cell>
          <table:table-cell table:style-name="ce49" table:formula="oooc:=[.B$50]+[.B73]" office:value-type="date" office:date-value="1998-06-03">
            <text:p>3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">
            <text:p>26</text:p>
          </table:table-cell>
          <table:table-cell table:style-name="ce49" table:formula="oooc:=[.B$50]+[.B74]" office:value-type="date" office:date-value="1998-06-04">
            <text:p>4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">
            <text:p>27</text:p>
          </table:table-cell>
          <table:table-cell table:style-name="ce49" table:formula="oooc:=[.B$50]+[.B75]" office:value-type="date" office:date-value="1998-06-05">
            <text:p>5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">
            <text:p>28</text:p>
          </table:table-cell>
          <table:table-cell table:style-name="ce49" table:formula="oooc:=[.B$50]+[.B76]" office:value-type="date" office:date-value="1998-06-06">
            <text:p>6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">
            <text:p>29</text:p>
          </table:table-cell>
          <table:table-cell table:style-name="ce49" table:formula="oooc:=[.B$50]+[.B77]" office:value-type="date" office:date-value="1998-06-07">
            <text:p>7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">
            <text:p>30</text:p>
          </table:table-cell>
          <table:table-cell table:style-name="ce49" table:formula="oooc:=[.B$50]+[.B78]" office:value-type="date" office:date-value="1998-06-08">
            <text:p>8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">
            <text:p>31</text:p>
          </table:table-cell>
          <table:table-cell table:style-name="ce49" table:formula="oooc:=[.B$50]+[.B79]" office:value-type="date" office:date-value="1998-06-09">
            <text:p>9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">
            <text:p>32</text:p>
          </table:table-cell>
          <table:table-cell table:style-name="ce49" table:formula="oooc:=[.B$50]+[.B80]" office:value-type="date" office:date-value="1998-06-10">
            <text:p>10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">
            <text:p>33</text:p>
          </table:table-cell>
          <table:table-cell table:style-name="ce49" table:formula="oooc:=[.B$50]+[.B81]" office:value-type="date" office:date-value="1998-06-11">
            <text:p>11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">
            <text:p>34</text:p>
          </table:table-cell>
          <table:table-cell table:style-name="ce49" table:formula="oooc:=[.B$50]+[.B82]" office:value-type="date" office:date-value="1998-06-12">
            <text:p>12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">
            <text:p>35</text:p>
          </table:table-cell>
          <table:table-cell table:style-name="ce49" table:formula="oooc:=[.B$50]+[.B83]" office:value-type="date" office:date-value="1998-06-13">
            <text:p>13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">
            <text:p>36</text:p>
          </table:table-cell>
          <table:table-cell table:style-name="ce49" table:formula="oooc:=[.B$50]+[.B84]" office:value-type="date" office:date-value="1998-06-14">
            <text:p>14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7">
            <text:p>37</text:p>
          </table:table-cell>
          <table:table-cell table:style-name="ce49" table:formula="oooc:=[.B$50]+[.B85]" office:value-type="date" office:date-value="1998-06-15">
            <text:p>15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8">
            <text:p>38</text:p>
          </table:table-cell>
          <table:table-cell table:style-name="ce49" table:formula="oooc:=[.B$50]+[.B86]" office:value-type="date" office:date-value="1998-06-16">
            <text:p>16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9">
            <text:p>39</text:p>
          </table:table-cell>
          <table:table-cell table:style-name="ce49" table:formula="oooc:=[.B$50]+[.B87]" office:value-type="date" office:date-value="1998-06-17">
            <text:p>17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49" table:formula="oooc:=[.B$50]+[.B88]" office:value-type="date" office:date-value="1998-06-18">
            <text:p>18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1">
            <text:p>41</text:p>
          </table:table-cell>
          <table:table-cell table:style-name="ce49" table:formula="oooc:=[.B$50]+[.B89]" office:value-type="date" office:date-value="1998-06-19">
            <text:p>19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2">
            <text:p>42</text:p>
          </table:table-cell>
          <table:table-cell table:style-name="ce49" table:formula="oooc:=[.B$50]+[.B90]" office:value-type="date" office:date-value="1998-06-20">
            <text:p>20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3">
            <text:p>43</text:p>
          </table:table-cell>
          <table:table-cell table:style-name="ce49" table:formula="oooc:=[.B$50]+[.B91]" office:value-type="date" office:date-value="1998-06-21">
            <text:p>21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4">
            <text:p>44</text:p>
          </table:table-cell>
          <table:table-cell table:style-name="ce49" table:formula="oooc:=[.B$50]+[.B92]" office:value-type="date" office:date-value="1998-06-22">
            <text:p>22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5">
            <text:p>45</text:p>
          </table:table-cell>
          <table:table-cell table:style-name="ce49" table:formula="oooc:=[.B$50]+[.B93]" office:value-type="date" office:date-value="1998-06-23">
            <text:p>23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6">
            <text:p>46</text:p>
          </table:table-cell>
          <table:table-cell table:style-name="ce49" table:formula="oooc:=[.B$50]+[.B94]" office:value-type="date" office:date-value="1998-06-24">
            <text:p>24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7">
            <text:p>47</text:p>
          </table:table-cell>
          <table:table-cell table:style-name="ce49" table:formula="oooc:=[.B$50]+[.B95]" office:value-type="date" office:date-value="1998-06-25">
            <text:p>25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8">
            <text:p>48</text:p>
          </table:table-cell>
          <table:table-cell table:style-name="ce49" table:formula="oooc:=[.B$50]+[.B96]" office:value-type="date" office:date-value="1998-06-26">
            <text:p>26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49">
            <text:p>49</text:p>
          </table:table-cell>
          <table:table-cell table:style-name="ce49" table:formula="oooc:=[.B$50]+[.B97]" office:value-type="date" office:date-value="1998-06-27">
            <text:p>27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0">
            <text:p>50</text:p>
          </table:table-cell>
          <table:table-cell table:style-name="ce49" table:formula="oooc:=[.B$50]+[.B98]" office:value-type="date" office:date-value="1998-06-28">
            <text:p>28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1">
            <text:p>51</text:p>
          </table:table-cell>
          <table:table-cell table:style-name="ce49" table:formula="oooc:=[.B$50]+[.B99]" office:value-type="date" office:date-value="1998-06-29">
            <text:p>29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2">
            <text:p>52</text:p>
          </table:table-cell>
          <table:table-cell table:style-name="ce49" table:formula="oooc:=[.B$50]+[.B100]" office:value-type="date" office:date-value="1998-06-30">
            <text:p>30 Jun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3">
            <text:p>53</text:p>
          </table:table-cell>
          <table:table-cell table:style-name="ce49" table:formula="oooc:=[.B$50]+[.B101]" office:value-type="date" office:date-value="1998-07-01">
            <text:p>1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4">
            <text:p>54</text:p>
          </table:table-cell>
          <table:table-cell table:style-name="ce49" table:formula="oooc:=[.B$50]+[.B102]" office:value-type="date" office:date-value="1998-07-02">
            <text:p>2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5">
            <text:p>55</text:p>
          </table:table-cell>
          <table:table-cell table:style-name="ce49" table:formula="oooc:=[.B$50]+[.B103]" office:value-type="date" office:date-value="1998-07-03">
            <text:p>3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6">
            <text:p>56</text:p>
          </table:table-cell>
          <table:table-cell table:style-name="ce49" table:formula="oooc:=[.B$50]+[.B104]" office:value-type="date" office:date-value="1998-07-04">
            <text:p>4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7">
            <text:p>57</text:p>
          </table:table-cell>
          <table:table-cell table:style-name="ce49" table:formula="oooc:=[.B$50]+[.B105]" office:value-type="date" office:date-value="1998-07-05">
            <text:p>5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8">
            <text:p>58</text:p>
          </table:table-cell>
          <table:table-cell table:style-name="ce49" table:formula="oooc:=[.B$50]+[.B106]" office:value-type="date" office:date-value="1998-07-06">
            <text:p>6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59">
            <text:p>59</text:p>
          </table:table-cell>
          <table:table-cell table:style-name="ce49" table:formula="oooc:=[.B$50]+[.B107]" office:value-type="date" office:date-value="1998-07-07">
            <text:p>7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0">
            <text:p>60</text:p>
          </table:table-cell>
          <table:table-cell table:style-name="ce49" table:formula="oooc:=[.B$50]+[.B108]" office:value-type="date" office:date-value="1998-07-08">
            <text:p>8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1">
            <text:p>61</text:p>
          </table:table-cell>
          <table:table-cell table:style-name="ce49" table:formula="oooc:=[.B$50]+[.B109]" office:value-type="date" office:date-value="1998-07-09">
            <text:p>9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2">
            <text:p>62</text:p>
          </table:table-cell>
          <table:table-cell table:style-name="ce49" table:formula="oooc:=[.B$50]+[.B110]" office:value-type="date" office:date-value="1998-07-10">
            <text:p>10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3">
            <text:p>63</text:p>
          </table:table-cell>
          <table:table-cell table:style-name="ce49" table:formula="oooc:=[.B$50]+[.B111]" office:value-type="date" office:date-value="1998-07-11">
            <text:p>11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4">
            <text:p>64</text:p>
          </table:table-cell>
          <table:table-cell table:style-name="ce49" table:formula="oooc:=[.B$50]+[.B112]" office:value-type="date" office:date-value="1998-07-12">
            <text:p>12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5">
            <text:p>65</text:p>
          </table:table-cell>
          <table:table-cell table:style-name="ce49" table:formula="oooc:=[.B$50]+[.B113]" office:value-type="date" office:date-value="1998-07-13">
            <text:p>13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6">
            <text:p>66</text:p>
          </table:table-cell>
          <table:table-cell table:style-name="ce49" table:formula="oooc:=[.B$50]+[.B114]" office:value-type="date" office:date-value="1998-07-14">
            <text:p>14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7">
            <text:p>67</text:p>
          </table:table-cell>
          <table:table-cell table:style-name="ce49" table:formula="oooc:=[.B$50]+[.B115]" office:value-type="date" office:date-value="1998-07-15">
            <text:p>15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8">
            <text:p>68</text:p>
          </table:table-cell>
          <table:table-cell table:style-name="ce49" table:formula="oooc:=[.B$50]+[.B116]" office:value-type="date" office:date-value="1998-07-16">
            <text:p>16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69">
            <text:p>69</text:p>
          </table:table-cell>
          <table:table-cell table:style-name="ce49" table:formula="oooc:=[.B$50]+[.B117]" office:value-type="date" office:date-value="1998-07-17">
            <text:p>17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0">
            <text:p>70</text:p>
          </table:table-cell>
          <table:table-cell table:style-name="ce49" table:formula="oooc:=[.B$50]+[.B118]" office:value-type="date" office:date-value="1998-07-18">
            <text:p>18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1">
            <text:p>71</text:p>
          </table:table-cell>
          <table:table-cell table:style-name="ce49" table:formula="oooc:=[.B$50]+[.B119]" office:value-type="date" office:date-value="1998-07-19">
            <text:p>19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2">
            <text:p>72</text:p>
          </table:table-cell>
          <table:table-cell table:style-name="ce49" table:formula="oooc:=[.B$50]+[.B120]" office:value-type="date" office:date-value="1998-07-20">
            <text:p>20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3">
            <text:p>73</text:p>
          </table:table-cell>
          <table:table-cell table:style-name="ce49" table:formula="oooc:=[.B$50]+[.B121]" office:value-type="date" office:date-value="1998-07-21">
            <text:p>21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4">
            <text:p>74</text:p>
          </table:table-cell>
          <table:table-cell table:style-name="ce49" table:formula="oooc:=[.B$50]+[.B122]" office:value-type="date" office:date-value="1998-07-22">
            <text:p>22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5">
            <text:p>75</text:p>
          </table:table-cell>
          <table:table-cell table:style-name="ce49" table:formula="oooc:=[.B$50]+[.B123]" office:value-type="date" office:date-value="1998-07-23">
            <text:p>23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6">
            <text:p>76</text:p>
          </table:table-cell>
          <table:table-cell table:style-name="ce49" table:formula="oooc:=[.B$50]+[.B124]" office:value-type="date" office:date-value="1998-07-24">
            <text:p>24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7">
            <text:p>77</text:p>
          </table:table-cell>
          <table:table-cell table:style-name="ce49" table:formula="oooc:=[.B$50]+[.B125]" office:value-type="date" office:date-value="1998-07-25">
            <text:p>25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8">
            <text:p>78</text:p>
          </table:table-cell>
          <table:table-cell table:style-name="ce49" table:formula="oooc:=[.B$50]+[.B126]" office:value-type="date" office:date-value="1998-07-26">
            <text:p>26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79">
            <text:p>79</text:p>
          </table:table-cell>
          <table:table-cell table:style-name="ce49" table:formula="oooc:=[.B$50]+[.B127]" office:value-type="date" office:date-value="1998-07-27">
            <text:p>27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0">
            <text:p>80</text:p>
          </table:table-cell>
          <table:table-cell table:style-name="ce49" table:formula="oooc:=[.B$50]+[.B128]" office:value-type="date" office:date-value="1998-07-28">
            <text:p>28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1">
            <text:p>81</text:p>
          </table:table-cell>
          <table:table-cell table:style-name="ce49" table:formula="oooc:=[.B$50]+[.B129]" office:value-type="date" office:date-value="1998-07-29">
            <text:p>29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2">
            <text:p>82</text:p>
          </table:table-cell>
          <table:table-cell table:style-name="ce49" table:formula="oooc:=[.B$50]+[.B130]" office:value-type="date" office:date-value="1998-07-30">
            <text:p>30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3">
            <text:p>83</text:p>
          </table:table-cell>
          <table:table-cell table:style-name="ce49" table:formula="oooc:=[.B$50]+[.B131]" office:value-type="date" office:date-value="1998-07-31">
            <text:p>31 Jul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4">
            <text:p>84</text:p>
          </table:table-cell>
          <table:table-cell table:style-name="ce49" table:formula="oooc:=[.B$50]+[.B132]" office:value-type="date" office:date-value="1998-08-01">
            <text:p>1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5">
            <text:p>85</text:p>
          </table:table-cell>
          <table:table-cell table:style-name="ce49" table:formula="oooc:=[.B$50]+[.B133]" office:value-type="date" office:date-value="1998-08-02">
            <text:p>2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6">
            <text:p>86</text:p>
          </table:table-cell>
          <table:table-cell table:style-name="ce49" table:formula="oooc:=[.B$50]+[.B134]" office:value-type="date" office:date-value="1998-08-03">
            <text:p>3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7">
            <text:p>87</text:p>
          </table:table-cell>
          <table:table-cell table:style-name="ce49" table:formula="oooc:=[.B$50]+[.B135]" office:value-type="date" office:date-value="1998-08-04">
            <text:p>4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8">
            <text:p>88</text:p>
          </table:table-cell>
          <table:table-cell table:style-name="ce49" table:formula="oooc:=[.B$50]+[.B136]" office:value-type="date" office:date-value="1998-08-05">
            <text:p>5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89">
            <text:p>89</text:p>
          </table:table-cell>
          <table:table-cell table:style-name="ce49" table:formula="oooc:=[.B$50]+[.B137]" office:value-type="date" office:date-value="1998-08-06">
            <text:p>6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0">
            <text:p>90</text:p>
          </table:table-cell>
          <table:table-cell table:style-name="ce49" table:formula="oooc:=[.B$50]+[.B138]" office:value-type="date" office:date-value="1998-08-07">
            <text:p>7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1">
            <text:p>91</text:p>
          </table:table-cell>
          <table:table-cell table:style-name="ce49" table:formula="oooc:=[.B$50]+[.B139]" office:value-type="date" office:date-value="1998-08-08">
            <text:p>8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2">
            <text:p>92</text:p>
          </table:table-cell>
          <table:table-cell table:style-name="ce49" table:formula="oooc:=[.B$50]+[.B140]" office:value-type="date" office:date-value="1998-08-09">
            <text:p>9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3">
            <text:p>93</text:p>
          </table:table-cell>
          <table:table-cell table:style-name="ce49" table:formula="oooc:=[.B$50]+[.B141]" office:value-type="date" office:date-value="1998-08-10">
            <text:p>10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4">
            <text:p>94</text:p>
          </table:table-cell>
          <table:table-cell table:style-name="ce49" table:formula="oooc:=[.B$50]+[.B142]" office:value-type="date" office:date-value="1998-08-11">
            <text:p>11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5">
            <text:p>95</text:p>
          </table:table-cell>
          <table:table-cell table:style-name="ce49" table:formula="oooc:=[.B$50]+[.B143]" office:value-type="date" office:date-value="1998-08-12">
            <text:p>12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6">
            <text:p>96</text:p>
          </table:table-cell>
          <table:table-cell table:style-name="ce49" table:formula="oooc:=[.B$50]+[.B144]" office:value-type="date" office:date-value="1998-08-13">
            <text:p>13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7">
            <text:p>97</text:p>
          </table:table-cell>
          <table:table-cell table:style-name="ce49" table:formula="oooc:=[.B$50]+[.B145]" office:value-type="date" office:date-value="1998-08-14">
            <text:p>14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8">
            <text:p>98</text:p>
          </table:table-cell>
          <table:table-cell table:style-name="ce49" table:formula="oooc:=[.B$50]+[.B146]" office:value-type="date" office:date-value="1998-08-15">
            <text:p>15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99">
            <text:p>99</text:p>
          </table:table-cell>
          <table:table-cell table:style-name="ce49" table:formula="oooc:=[.B$50]+[.B147]" office:value-type="date" office:date-value="1998-08-16">
            <text:p>16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0">
            <text:p>100</text:p>
          </table:table-cell>
          <table:table-cell table:style-name="ce49" table:formula="oooc:=[.B$50]+[.B148]" office:value-type="date" office:date-value="1998-08-17">
            <text:p>17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1">
            <text:p>101</text:p>
          </table:table-cell>
          <table:table-cell table:style-name="ce49" table:formula="oooc:=[.B$50]+[.B149]" office:value-type="date" office:date-value="1998-08-18">
            <text:p>18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2">
            <text:p>102</text:p>
          </table:table-cell>
          <table:table-cell table:style-name="ce49" table:formula="oooc:=[.B$50]+[.B150]" office:value-type="date" office:date-value="1998-08-19">
            <text:p>19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3">
            <text:p>103</text:p>
          </table:table-cell>
          <table:table-cell table:style-name="ce49" table:formula="oooc:=[.B$50]+[.B151]" office:value-type="date" office:date-value="1998-08-20">
            <text:p>20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4">
            <text:p>104</text:p>
          </table:table-cell>
          <table:table-cell table:style-name="ce49" table:formula="oooc:=[.B$50]+[.B152]" office:value-type="date" office:date-value="1998-08-21">
            <text:p>21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5">
            <text:p>105</text:p>
          </table:table-cell>
          <table:table-cell table:style-name="ce49" table:formula="oooc:=[.B$50]+[.B153]" office:value-type="date" office:date-value="1998-08-22">
            <text:p>22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6">
            <text:p>106</text:p>
          </table:table-cell>
          <table:table-cell table:style-name="ce49" table:formula="oooc:=[.B$50]+[.B154]" office:value-type="date" office:date-value="1998-08-23">
            <text:p>23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7">
            <text:p>107</text:p>
          </table:table-cell>
          <table:table-cell table:style-name="ce49" table:formula="oooc:=[.B$50]+[.B155]" office:value-type="date" office:date-value="1998-08-24">
            <text:p>24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8">
            <text:p>108</text:p>
          </table:table-cell>
          <table:table-cell table:style-name="ce49" table:formula="oooc:=[.B$50]+[.B156]" office:value-type="date" office:date-value="1998-08-25">
            <text:p>25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09">
            <text:p>109</text:p>
          </table:table-cell>
          <table:table-cell table:style-name="ce49" table:formula="oooc:=[.B$50]+[.B157]" office:value-type="date" office:date-value="1998-08-26">
            <text:p>26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0">
            <text:p>110</text:p>
          </table:table-cell>
          <table:table-cell table:style-name="ce49" table:formula="oooc:=[.B$50]+[.B158]" office:value-type="date" office:date-value="1998-08-27">
            <text:p>27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1">
            <text:p>111</text:p>
          </table:table-cell>
          <table:table-cell table:style-name="ce49" table:formula="oooc:=[.B$50]+[.B159]" office:value-type="date" office:date-value="1998-08-28">
            <text:p>28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2">
            <text:p>112</text:p>
          </table:table-cell>
          <table:table-cell table:style-name="ce49" table:formula="oooc:=[.B$50]+[.B160]" office:value-type="date" office:date-value="1998-08-29">
            <text:p>29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3">
            <text:p>113</text:p>
          </table:table-cell>
          <table:table-cell table:style-name="ce49" table:formula="oooc:=[.B$50]+[.B161]" office:value-type="date" office:date-value="1998-08-30">
            <text:p>30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4">
            <text:p>114</text:p>
          </table:table-cell>
          <table:table-cell table:style-name="ce49" table:formula="oooc:=[.B$50]+[.B162]" office:value-type="date" office:date-value="1998-08-31">
            <text:p>31 Aug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5">
            <text:p>115</text:p>
          </table:table-cell>
          <table:table-cell table:style-name="ce49" table:formula="oooc:=[.B$50]+[.B163]" office:value-type="date" office:date-value="1998-09-01">
            <text:p>1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6">
            <text:p>116</text:p>
          </table:table-cell>
          <table:table-cell table:style-name="ce49" table:formula="oooc:=[.B$50]+[.B164]" office:value-type="date" office:date-value="1998-09-02">
            <text:p>2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7">
            <text:p>117</text:p>
          </table:table-cell>
          <table:table-cell table:style-name="ce49" table:formula="oooc:=[.B$50]+[.B165]" office:value-type="date" office:date-value="1998-09-03">
            <text:p>3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8">
            <text:p>118</text:p>
          </table:table-cell>
          <table:table-cell table:style-name="ce49" table:formula="oooc:=[.B$50]+[.B166]" office:value-type="date" office:date-value="1998-09-04">
            <text:p>4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19">
            <text:p>119</text:p>
          </table:table-cell>
          <table:table-cell table:style-name="ce49" table:formula="oooc:=[.B$50]+[.B167]" office:value-type="date" office:date-value="1998-09-05">
            <text:p>5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0">
            <text:p>120</text:p>
          </table:table-cell>
          <table:table-cell table:style-name="ce49" table:formula="oooc:=[.B$50]+[.B168]" office:value-type="date" office:date-value="1998-09-06">
            <text:p>6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1">
            <text:p>121</text:p>
          </table:table-cell>
          <table:table-cell table:style-name="ce49" table:formula="oooc:=[.B$50]+[.B169]" office:value-type="date" office:date-value="1998-09-07">
            <text:p>7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2">
            <text:p>122</text:p>
          </table:table-cell>
          <table:table-cell table:style-name="ce49" table:formula="oooc:=[.B$50]+[.B170]" office:value-type="date" office:date-value="1998-09-08">
            <text:p>8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3">
            <text:p>123</text:p>
          </table:table-cell>
          <table:table-cell table:style-name="ce49" table:formula="oooc:=[.B$50]+[.B171]" office:value-type="date" office:date-value="1998-09-09">
            <text:p>9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4">
            <text:p>124</text:p>
          </table:table-cell>
          <table:table-cell table:style-name="ce49" table:formula="oooc:=[.B$50]+[.B172]" office:value-type="date" office:date-value="1998-09-10">
            <text:p>10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5">
            <text:p>125</text:p>
          </table:table-cell>
          <table:table-cell table:style-name="ce49" table:formula="oooc:=[.B$50]+[.B173]" office:value-type="date" office:date-value="1998-09-11">
            <text:p>11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6">
            <text:p>126</text:p>
          </table:table-cell>
          <table:table-cell table:style-name="ce49" table:formula="oooc:=[.B$50]+[.B174]" office:value-type="date" office:date-value="1998-09-12">
            <text:p>12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7">
            <text:p>127</text:p>
          </table:table-cell>
          <table:table-cell table:style-name="ce49" table:formula="oooc:=[.B$50]+[.B175]" office:value-type="date" office:date-value="1998-09-13">
            <text:p>13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8">
            <text:p>128</text:p>
          </table:table-cell>
          <table:table-cell table:style-name="ce49" table:formula="oooc:=[.B$50]+[.B176]" office:value-type="date" office:date-value="1998-09-14">
            <text:p>14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29">
            <text:p>129</text:p>
          </table:table-cell>
          <table:table-cell table:style-name="ce49" table:formula="oooc:=[.B$50]+[.B177]" office:value-type="date" office:date-value="1998-09-15">
            <text:p>15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0">
            <text:p>130</text:p>
          </table:table-cell>
          <table:table-cell table:style-name="ce49" table:formula="oooc:=[.B$50]+[.B178]" office:value-type="date" office:date-value="1998-09-16">
            <text:p>16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1">
            <text:p>131</text:p>
          </table:table-cell>
          <table:table-cell table:style-name="ce49" table:formula="oooc:=[.B$50]+[.B179]" office:value-type="date" office:date-value="1998-09-17">
            <text:p>17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2">
            <text:p>132</text:p>
          </table:table-cell>
          <table:table-cell table:style-name="ce49" table:formula="oooc:=[.B$50]+[.B180]" office:value-type="date" office:date-value="1998-09-18">
            <text:p>18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3">
            <text:p>133</text:p>
          </table:table-cell>
          <table:table-cell table:style-name="ce49" table:formula="oooc:=[.B$50]+[.B181]" office:value-type="date" office:date-value="1998-09-19">
            <text:p>19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4">
            <text:p>134</text:p>
          </table:table-cell>
          <table:table-cell table:style-name="ce49" table:formula="oooc:=[.B$50]+[.B182]" office:value-type="date" office:date-value="1998-09-20">
            <text:p>20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5">
            <text:p>135</text:p>
          </table:table-cell>
          <table:table-cell table:style-name="ce49" table:formula="oooc:=[.B$50]+[.B183]" office:value-type="date" office:date-value="1998-09-21">
            <text:p>21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6">
            <text:p>136</text:p>
          </table:table-cell>
          <table:table-cell table:style-name="ce49" table:formula="oooc:=[.B$50]+[.B184]" office:value-type="date" office:date-value="1998-09-22">
            <text:p>22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7">
            <text:p>137</text:p>
          </table:table-cell>
          <table:table-cell table:style-name="ce49" table:formula="oooc:=[.B$50]+[.B185]" office:value-type="date" office:date-value="1998-09-23">
            <text:p>23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8">
            <text:p>138</text:p>
          </table:table-cell>
          <table:table-cell table:style-name="ce49" table:formula="oooc:=[.B$50]+[.B186]" office:value-type="date" office:date-value="1998-09-24">
            <text:p>24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39">
            <text:p>139</text:p>
          </table:table-cell>
          <table:table-cell table:style-name="ce49" table:formula="oooc:=[.B$50]+[.B187]" office:value-type="date" office:date-value="1998-09-25">
            <text:p>25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0">
            <text:p>140</text:p>
          </table:table-cell>
          <table:table-cell table:style-name="ce49" table:formula="oooc:=[.B$50]+[.B188]" office:value-type="date" office:date-value="1998-09-26">
            <text:p>26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1">
            <text:p>141</text:p>
          </table:table-cell>
          <table:table-cell table:style-name="ce49" table:formula="oooc:=[.B$50]+[.B189]" office:value-type="date" office:date-value="1998-09-27">
            <text:p>27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2">
            <text:p>142</text:p>
          </table:table-cell>
          <table:table-cell table:style-name="ce49" table:formula="oooc:=[.B$50]+[.B190]" office:value-type="date" office:date-value="1998-09-28">
            <text:p>28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3">
            <text:p>143</text:p>
          </table:table-cell>
          <table:table-cell table:style-name="ce49" table:formula="oooc:=[.B$50]+[.B191]" office:value-type="date" office:date-value="1998-09-29">
            <text:p>29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4">
            <text:p>144</text:p>
          </table:table-cell>
          <table:table-cell table:style-name="ce49" table:formula="oooc:=[.B$50]+[.B192]" office:value-type="date" office:date-value="1998-09-30">
            <text:p>30 Sep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5">
            <text:p>145</text:p>
          </table:table-cell>
          <table:table-cell table:style-name="ce49" table:formula="oooc:=[.B$50]+[.B193]" office:value-type="date" office:date-value="1998-10-01">
            <text:p>1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6">
            <text:p>146</text:p>
          </table:table-cell>
          <table:table-cell table:style-name="ce49" table:formula="oooc:=[.B$50]+[.B194]" office:value-type="date" office:date-value="1998-10-02">
            <text:p>2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7">
            <text:p>147</text:p>
          </table:table-cell>
          <table:table-cell table:style-name="ce49" table:formula="oooc:=[.B$50]+[.B195]" office:value-type="date" office:date-value="1998-10-03">
            <text:p>3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8">
            <text:p>148</text:p>
          </table:table-cell>
          <table:table-cell table:style-name="ce49" table:formula="oooc:=[.B$50]+[.B196]" office:value-type="date" office:date-value="1998-10-04">
            <text:p>4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49">
            <text:p>149</text:p>
          </table:table-cell>
          <table:table-cell table:style-name="ce49" table:formula="oooc:=[.B$50]+[.B197]" office:value-type="date" office:date-value="1998-10-05">
            <text:p>5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0">
            <text:p>150</text:p>
          </table:table-cell>
          <table:table-cell table:style-name="ce49" table:formula="oooc:=[.B$50]+[.B198]" office:value-type="date" office:date-value="1998-10-06">
            <text:p>6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1">
            <text:p>151</text:p>
          </table:table-cell>
          <table:table-cell table:style-name="ce49" table:formula="oooc:=[.B$50]+[.B199]" office:value-type="date" office:date-value="1998-10-07">
            <text:p>7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2">
            <text:p>152</text:p>
          </table:table-cell>
          <table:table-cell table:style-name="ce49" table:formula="oooc:=[.B$50]+[.B200]" office:value-type="date" office:date-value="1998-10-08">
            <text:p>8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3">
            <text:p>153</text:p>
          </table:table-cell>
          <table:table-cell table:style-name="ce49" table:formula="oooc:=[.B$50]+[.B201]" office:value-type="date" office:date-value="1998-10-09">
            <text:p>9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4">
            <text:p>154</text:p>
          </table:table-cell>
          <table:table-cell table:style-name="ce49" table:formula="oooc:=[.B$50]+[.B202]" office:value-type="date" office:date-value="1998-10-10">
            <text:p>10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5">
            <text:p>155</text:p>
          </table:table-cell>
          <table:table-cell table:style-name="ce49" table:formula="oooc:=[.B$50]+[.B203]" office:value-type="date" office:date-value="1998-10-11">
            <text:p>11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6">
            <text:p>156</text:p>
          </table:table-cell>
          <table:table-cell table:style-name="ce49" table:formula="oooc:=[.B$50]+[.B204]" office:value-type="date" office:date-value="1998-10-12">
            <text:p>12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7">
            <text:p>157</text:p>
          </table:table-cell>
          <table:table-cell table:style-name="ce49" table:formula="oooc:=[.B$50]+[.B205]" office:value-type="date" office:date-value="1998-10-13">
            <text:p>13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8">
            <text:p>158</text:p>
          </table:table-cell>
          <table:table-cell table:style-name="ce49" table:formula="oooc:=[.B$50]+[.B206]" office:value-type="date" office:date-value="1998-10-14">
            <text:p>14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59">
            <text:p>159</text:p>
          </table:table-cell>
          <table:table-cell table:style-name="ce49" table:formula="oooc:=[.B$50]+[.B207]" office:value-type="date" office:date-value="1998-10-15">
            <text:p>15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0">
            <text:p>160</text:p>
          </table:table-cell>
          <table:table-cell table:style-name="ce49" table:formula="oooc:=[.B$50]+[.B208]" office:value-type="date" office:date-value="1998-10-16">
            <text:p>16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1">
            <text:p>161</text:p>
          </table:table-cell>
          <table:table-cell table:style-name="ce49" table:formula="oooc:=[.B$50]+[.B209]" office:value-type="date" office:date-value="1998-10-17">
            <text:p>17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2">
            <text:p>162</text:p>
          </table:table-cell>
          <table:table-cell table:style-name="ce49" table:formula="oooc:=[.B$50]+[.B210]" office:value-type="date" office:date-value="1998-10-18">
            <text:p>18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3">
            <text:p>163</text:p>
          </table:table-cell>
          <table:table-cell table:style-name="ce49" table:formula="oooc:=[.B$50]+[.B211]" office:value-type="date" office:date-value="1998-10-19">
            <text:p>19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4">
            <text:p>164</text:p>
          </table:table-cell>
          <table:table-cell table:style-name="ce49" table:formula="oooc:=[.B$50]+[.B212]" office:value-type="date" office:date-value="1998-10-20">
            <text:p>20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5">
            <text:p>165</text:p>
          </table:table-cell>
          <table:table-cell table:style-name="ce49" table:formula="oooc:=[.B$50]+[.B213]" office:value-type="date" office:date-value="1998-10-21">
            <text:p>21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6">
            <text:p>166</text:p>
          </table:table-cell>
          <table:table-cell table:style-name="ce49" table:formula="oooc:=[.B$50]+[.B214]" office:value-type="date" office:date-value="1998-10-22">
            <text:p>22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7">
            <text:p>167</text:p>
          </table:table-cell>
          <table:table-cell table:style-name="ce49" table:formula="oooc:=[.B$50]+[.B215]" office:value-type="date" office:date-value="1998-10-23">
            <text:p>23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8">
            <text:p>168</text:p>
          </table:table-cell>
          <table:table-cell table:style-name="ce49" table:formula="oooc:=[.B$50]+[.B216]" office:value-type="date" office:date-value="1998-10-24">
            <text:p>24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69">
            <text:p>169</text:p>
          </table:table-cell>
          <table:table-cell table:style-name="ce49" table:formula="oooc:=[.B$50]+[.B217]" office:value-type="date" office:date-value="1998-10-25">
            <text:p>25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0">
            <text:p>170</text:p>
          </table:table-cell>
          <table:table-cell table:style-name="ce49" table:formula="oooc:=[.B$50]+[.B218]" office:value-type="date" office:date-value="1998-10-26">
            <text:p>26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1">
            <text:p>171</text:p>
          </table:table-cell>
          <table:table-cell table:style-name="ce49" table:formula="oooc:=[.B$50]+[.B219]" office:value-type="date" office:date-value="1998-10-27">
            <text:p>27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2">
            <text:p>172</text:p>
          </table:table-cell>
          <table:table-cell table:style-name="ce49" table:formula="oooc:=[.B$50]+[.B220]" office:value-type="date" office:date-value="1998-10-28">
            <text:p>28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3">
            <text:p>173</text:p>
          </table:table-cell>
          <table:table-cell table:style-name="ce49" table:formula="oooc:=[.B$50]+[.B221]" office:value-type="date" office:date-value="1998-10-29">
            <text:p>29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4">
            <text:p>174</text:p>
          </table:table-cell>
          <table:table-cell table:style-name="ce49" table:formula="oooc:=[.B$50]+[.B222]" office:value-type="date" office:date-value="1998-10-30">
            <text:p>30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5">
            <text:p>175</text:p>
          </table:table-cell>
          <table:table-cell table:style-name="ce49" table:formula="oooc:=[.B$50]+[.B223]" office:value-type="date" office:date-value="1998-10-31">
            <text:p>31 Oct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6">
            <text:p>176</text:p>
          </table:table-cell>
          <table:table-cell table:style-name="ce49" table:formula="oooc:=[.B$50]+[.B224]" office:value-type="date" office:date-value="1998-11-01">
            <text:p>1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7">
            <text:p>177</text:p>
          </table:table-cell>
          <table:table-cell table:style-name="ce49" table:formula="oooc:=[.B$50]+[.B225]" office:value-type="date" office:date-value="1998-11-02">
            <text:p>2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8">
            <text:p>178</text:p>
          </table:table-cell>
          <table:table-cell table:style-name="ce49" table:formula="oooc:=[.B$50]+[.B226]" office:value-type="date" office:date-value="1998-11-03">
            <text:p>3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79">
            <text:p>179</text:p>
          </table:table-cell>
          <table:table-cell table:style-name="ce49" table:formula="oooc:=[.B$50]+[.B227]" office:value-type="date" office:date-value="1998-11-04">
            <text:p>4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0">
            <text:p>180</text:p>
          </table:table-cell>
          <table:table-cell table:style-name="ce49" table:formula="oooc:=[.B$50]+[.B228]" office:value-type="date" office:date-value="1998-11-05">
            <text:p>5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1">
            <text:p>181</text:p>
          </table:table-cell>
          <table:table-cell table:style-name="ce49" table:formula="oooc:=[.B$50]+[.B229]" office:value-type="date" office:date-value="1998-11-06">
            <text:p>6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2">
            <text:p>182</text:p>
          </table:table-cell>
          <table:table-cell table:style-name="ce49" table:formula="oooc:=[.B$50]+[.B230]" office:value-type="date" office:date-value="1998-11-07">
            <text:p>7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3">
            <text:p>183</text:p>
          </table:table-cell>
          <table:table-cell table:style-name="ce49" table:formula="oooc:=[.B$50]+[.B231]" office:value-type="date" office:date-value="1998-11-08">
            <text:p>8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4">
            <text:p>184</text:p>
          </table:table-cell>
          <table:table-cell table:style-name="ce49" table:formula="oooc:=[.B$50]+[.B232]" office:value-type="date" office:date-value="1998-11-09">
            <text:p>9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5">
            <text:p>185</text:p>
          </table:table-cell>
          <table:table-cell table:style-name="ce49" table:formula="oooc:=[.B$50]+[.B233]" office:value-type="date" office:date-value="1998-11-10">
            <text:p>10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6">
            <text:p>186</text:p>
          </table:table-cell>
          <table:table-cell table:style-name="ce49" table:formula="oooc:=[.B$50]+[.B234]" office:value-type="date" office:date-value="1998-11-11">
            <text:p>11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7">
            <text:p>187</text:p>
          </table:table-cell>
          <table:table-cell table:style-name="ce49" table:formula="oooc:=[.B$50]+[.B235]" office:value-type="date" office:date-value="1998-11-12">
            <text:p>12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8">
            <text:p>188</text:p>
          </table:table-cell>
          <table:table-cell table:style-name="ce49" table:formula="oooc:=[.B$50]+[.B236]" office:value-type="date" office:date-value="1998-11-13">
            <text:p>13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89">
            <text:p>189</text:p>
          </table:table-cell>
          <table:table-cell table:style-name="ce49" table:formula="oooc:=[.B$50]+[.B237]" office:value-type="date" office:date-value="1998-11-14">
            <text:p>14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0">
            <text:p>190</text:p>
          </table:table-cell>
          <table:table-cell table:style-name="ce49" table:formula="oooc:=[.B$50]+[.B238]" office:value-type="date" office:date-value="1998-11-15">
            <text:p>15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1">
            <text:p>191</text:p>
          </table:table-cell>
          <table:table-cell table:style-name="ce49" table:formula="oooc:=[.B$50]+[.B239]" office:value-type="date" office:date-value="1998-11-16">
            <text:p>16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2">
            <text:p>192</text:p>
          </table:table-cell>
          <table:table-cell table:style-name="ce49" table:formula="oooc:=[.B$50]+[.B240]" office:value-type="date" office:date-value="1998-11-17">
            <text:p>17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3">
            <text:p>193</text:p>
          </table:table-cell>
          <table:table-cell table:style-name="ce49" table:formula="oooc:=[.B$50]+[.B241]" office:value-type="date" office:date-value="1998-11-18">
            <text:p>18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4">
            <text:p>194</text:p>
          </table:table-cell>
          <table:table-cell table:style-name="ce49" table:formula="oooc:=[.B$50]+[.B242]" office:value-type="date" office:date-value="1998-11-19">
            <text:p>19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5">
            <text:p>195</text:p>
          </table:table-cell>
          <table:table-cell table:style-name="ce49" table:formula="oooc:=[.B$50]+[.B243]" office:value-type="date" office:date-value="1998-11-20">
            <text:p>20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6">
            <text:p>196</text:p>
          </table:table-cell>
          <table:table-cell table:style-name="ce49" table:formula="oooc:=[.B$50]+[.B244]" office:value-type="date" office:date-value="1998-11-21">
            <text:p>21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7">
            <text:p>197</text:p>
          </table:table-cell>
          <table:table-cell table:style-name="ce49" table:formula="oooc:=[.B$50]+[.B245]" office:value-type="date" office:date-value="1998-11-22">
            <text:p>22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8">
            <text:p>198</text:p>
          </table:table-cell>
          <table:table-cell table:style-name="ce49" table:formula="oooc:=[.B$50]+[.B246]" office:value-type="date" office:date-value="1998-11-23">
            <text:p>23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199">
            <text:p>199</text:p>
          </table:table-cell>
          <table:table-cell table:style-name="ce49" table:formula="oooc:=[.B$50]+[.B247]" office:value-type="date" office:date-value="1998-11-24">
            <text:p>24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0">
            <text:p>200</text:p>
          </table:table-cell>
          <table:table-cell table:style-name="ce49" table:formula="oooc:=[.B$50]+[.B248]" office:value-type="date" office:date-value="1998-11-25">
            <text:p>25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1">
            <text:p>201</text:p>
          </table:table-cell>
          <table:table-cell table:style-name="ce49" table:formula="oooc:=[.B$50]+[.B249]" office:value-type="date" office:date-value="1998-11-26">
            <text:p>26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2">
            <text:p>202</text:p>
          </table:table-cell>
          <table:table-cell table:style-name="ce49" table:formula="oooc:=[.B$50]+[.B250]" office:value-type="date" office:date-value="1998-11-27">
            <text:p>27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3">
            <text:p>203</text:p>
          </table:table-cell>
          <table:table-cell table:style-name="ce49" table:formula="oooc:=[.B$50]+[.B251]" office:value-type="date" office:date-value="1998-11-28">
            <text:p>28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4">
            <text:p>204</text:p>
          </table:table-cell>
          <table:table-cell table:style-name="ce49" table:formula="oooc:=[.B$50]+[.B252]" office:value-type="date" office:date-value="1998-11-29">
            <text:p>29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5">
            <text:p>205</text:p>
          </table:table-cell>
          <table:table-cell table:style-name="ce49" table:formula="oooc:=[.B$50]+[.B253]" office:value-type="date" office:date-value="1998-11-30">
            <text:p>30 Nov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6">
            <text:p>206</text:p>
          </table:table-cell>
          <table:table-cell table:style-name="ce49" table:formula="oooc:=[.B$50]+[.B254]" office:value-type="date" office:date-value="1998-12-01">
            <text:p>1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7">
            <text:p>207</text:p>
          </table:table-cell>
          <table:table-cell table:style-name="ce49" table:formula="oooc:=[.B$50]+[.B255]" office:value-type="date" office:date-value="1998-12-02">
            <text:p>2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8">
            <text:p>208</text:p>
          </table:table-cell>
          <table:table-cell table:style-name="ce49" table:formula="oooc:=[.B$50]+[.B256]" office:value-type="date" office:date-value="1998-12-03">
            <text:p>3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09">
            <text:p>209</text:p>
          </table:table-cell>
          <table:table-cell table:style-name="ce49" table:formula="oooc:=[.B$50]+[.B257]" office:value-type="date" office:date-value="1998-12-04">
            <text:p>4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0">
            <text:p>210</text:p>
          </table:table-cell>
          <table:table-cell table:style-name="ce49" table:formula="oooc:=[.B$50]+[.B258]" office:value-type="date" office:date-value="1998-12-05">
            <text:p>5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1">
            <text:p>211</text:p>
          </table:table-cell>
          <table:table-cell table:style-name="ce49" table:formula="oooc:=[.B$50]+[.B259]" office:value-type="date" office:date-value="1998-12-06">
            <text:p>6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2">
            <text:p>212</text:p>
          </table:table-cell>
          <table:table-cell table:style-name="ce49" table:formula="oooc:=[.B$50]+[.B260]" office:value-type="date" office:date-value="1998-12-07">
            <text:p>7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3">
            <text:p>213</text:p>
          </table:table-cell>
          <table:table-cell table:style-name="ce49" table:formula="oooc:=[.B$50]+[.B261]" office:value-type="date" office:date-value="1998-12-08">
            <text:p>8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4">
            <text:p>214</text:p>
          </table:table-cell>
          <table:table-cell table:style-name="ce49" table:formula="oooc:=[.B$50]+[.B262]" office:value-type="date" office:date-value="1998-12-09">
            <text:p>9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5">
            <text:p>215</text:p>
          </table:table-cell>
          <table:table-cell table:style-name="ce49" table:formula="oooc:=[.B$50]+[.B263]" office:value-type="date" office:date-value="1998-12-10">
            <text:p>10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6">
            <text:p>216</text:p>
          </table:table-cell>
          <table:table-cell table:style-name="ce49" table:formula="oooc:=[.B$50]+[.B264]" office:value-type="date" office:date-value="1998-12-11">
            <text:p>11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7">
            <text:p>217</text:p>
          </table:table-cell>
          <table:table-cell table:style-name="ce49" table:formula="oooc:=[.B$50]+[.B265]" office:value-type="date" office:date-value="1998-12-12">
            <text:p>12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8">
            <text:p>218</text:p>
          </table:table-cell>
          <table:table-cell table:style-name="ce49" table:formula="oooc:=[.B$50]+[.B266]" office:value-type="date" office:date-value="1998-12-13">
            <text:p>13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19">
            <text:p>219</text:p>
          </table:table-cell>
          <table:table-cell table:style-name="ce49" table:formula="oooc:=[.B$50]+[.B267]" office:value-type="date" office:date-value="1998-12-14">
            <text:p>14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0">
            <text:p>220</text:p>
          </table:table-cell>
          <table:table-cell table:style-name="ce49" table:formula="oooc:=[.B$50]+[.B268]" office:value-type="date" office:date-value="1998-12-15">
            <text:p>15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1">
            <text:p>221</text:p>
          </table:table-cell>
          <table:table-cell table:style-name="ce49" table:formula="oooc:=[.B$50]+[.B269]" office:value-type="date" office:date-value="1998-12-16">
            <text:p>16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2">
            <text:p>222</text:p>
          </table:table-cell>
          <table:table-cell table:style-name="ce49" table:formula="oooc:=[.B$50]+[.B270]" office:value-type="date" office:date-value="1998-12-17">
            <text:p>17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3">
            <text:p>223</text:p>
          </table:table-cell>
          <table:table-cell table:style-name="ce49" table:formula="oooc:=[.B$50]+[.B271]" office:value-type="date" office:date-value="1998-12-18">
            <text:p>18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4">
            <text:p>224</text:p>
          </table:table-cell>
          <table:table-cell table:style-name="ce49" table:formula="oooc:=[.B$50]+[.B272]" office:value-type="date" office:date-value="1998-12-19">
            <text:p>19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5">
            <text:p>225</text:p>
          </table:table-cell>
          <table:table-cell table:style-name="ce49" table:formula="oooc:=[.B$50]+[.B273]" office:value-type="date" office:date-value="1998-12-20">
            <text:p>20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6">
            <text:p>226</text:p>
          </table:table-cell>
          <table:table-cell table:style-name="ce49" table:formula="oooc:=[.B$50]+[.B274]" office:value-type="date" office:date-value="1998-12-21">
            <text:p>21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7">
            <text:p>227</text:p>
          </table:table-cell>
          <table:table-cell table:style-name="ce49" table:formula="oooc:=[.B$50]+[.B275]" office:value-type="date" office:date-value="1998-12-22">
            <text:p>22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8">
            <text:p>228</text:p>
          </table:table-cell>
          <table:table-cell table:style-name="ce49" table:formula="oooc:=[.B$50]+[.B276]" office:value-type="date" office:date-value="1998-12-23">
            <text:p>23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29">
            <text:p>229</text:p>
          </table:table-cell>
          <table:table-cell table:style-name="ce49" table:formula="oooc:=[.B$50]+[.B277]" office:value-type="date" office:date-value="1998-12-24">
            <text:p>24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0">
            <text:p>230</text:p>
          </table:table-cell>
          <table:table-cell table:style-name="ce49" table:formula="oooc:=[.B$50]+[.B278]" office:value-type="date" office:date-value="1998-12-25">
            <text:p>25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1">
            <text:p>231</text:p>
          </table:table-cell>
          <table:table-cell table:style-name="ce49" table:formula="oooc:=[.B$50]+[.B279]" office:value-type="date" office:date-value="1998-12-26">
            <text:p>26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2">
            <text:p>232</text:p>
          </table:table-cell>
          <table:table-cell table:style-name="ce49" table:formula="oooc:=[.B$50]+[.B280]" office:value-type="date" office:date-value="1998-12-27">
            <text:p>27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3">
            <text:p>233</text:p>
          </table:table-cell>
          <table:table-cell table:style-name="ce49" table:formula="oooc:=[.B$50]+[.B281]" office:value-type="date" office:date-value="1998-12-28">
            <text:p>28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4">
            <text:p>234</text:p>
          </table:table-cell>
          <table:table-cell table:style-name="ce49" table:formula="oooc:=[.B$50]+[.B282]" office:value-type="date" office:date-value="1998-12-29">
            <text:p>29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5">
            <text:p>235</text:p>
          </table:table-cell>
          <table:table-cell table:style-name="ce49" table:formula="oooc:=[.B$50]+[.B283]" office:value-type="date" office:date-value="1998-12-30">
            <text:p>30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6">
            <text:p>236</text:p>
          </table:table-cell>
          <table:table-cell table:style-name="ce49" table:formula="oooc:=[.B$50]+[.B284]" office:value-type="date" office:date-value="1998-12-31">
            <text:p>31 Dec 1998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7">
            <text:p>237</text:p>
          </table:table-cell>
          <table:table-cell table:style-name="ce49" table:formula="oooc:=[.B$50]+[.B285]" office:value-type="date" office:date-value="1999-01-01">
            <text:p>1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8">
            <text:p>238</text:p>
          </table:table-cell>
          <table:table-cell table:style-name="ce49" table:formula="oooc:=[.B$50]+[.B286]" office:value-type="date" office:date-value="1999-01-02">
            <text:p>2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39">
            <text:p>239</text:p>
          </table:table-cell>
          <table:table-cell table:style-name="ce49" table:formula="oooc:=[.B$50]+[.B287]" office:value-type="date" office:date-value="1999-01-03">
            <text:p>3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0">
            <text:p>240</text:p>
          </table:table-cell>
          <table:table-cell table:style-name="ce49" table:formula="oooc:=[.B$50]+[.B288]" office:value-type="date" office:date-value="1999-01-04">
            <text:p>4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1">
            <text:p>241</text:p>
          </table:table-cell>
          <table:table-cell table:style-name="ce49" table:formula="oooc:=[.B$50]+[.B289]" office:value-type="date" office:date-value="1999-01-05">
            <text:p>5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2">
            <text:p>242</text:p>
          </table:table-cell>
          <table:table-cell table:style-name="ce49" table:formula="oooc:=[.B$50]+[.B290]" office:value-type="date" office:date-value="1999-01-06">
            <text:p>6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3">
            <text:p>243</text:p>
          </table:table-cell>
          <table:table-cell table:style-name="ce49" table:formula="oooc:=[.B$50]+[.B291]" office:value-type="date" office:date-value="1999-01-07">
            <text:p>7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4">
            <text:p>244</text:p>
          </table:table-cell>
          <table:table-cell table:style-name="ce49" table:formula="oooc:=[.B$50]+[.B292]" office:value-type="date" office:date-value="1999-01-08">
            <text:p>8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5">
            <text:p>245</text:p>
          </table:table-cell>
          <table:table-cell table:style-name="ce49" table:formula="oooc:=[.B$50]+[.B293]" office:value-type="date" office:date-value="1999-01-09">
            <text:p>9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6">
            <text:p>246</text:p>
          </table:table-cell>
          <table:table-cell table:style-name="ce49" table:formula="oooc:=[.B$50]+[.B294]" office:value-type="date" office:date-value="1999-01-10">
            <text:p>10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7">
            <text:p>247</text:p>
          </table:table-cell>
          <table:table-cell table:style-name="ce49" table:formula="oooc:=[.B$50]+[.B295]" office:value-type="date" office:date-value="1999-01-11">
            <text:p>11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8">
            <text:p>248</text:p>
          </table:table-cell>
          <table:table-cell table:style-name="ce49" table:formula="oooc:=[.B$50]+[.B296]" office:value-type="date" office:date-value="1999-01-12">
            <text:p>12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49">
            <text:p>249</text:p>
          </table:table-cell>
          <table:table-cell table:style-name="ce49" table:formula="oooc:=[.B$50]+[.B297]" office:value-type="date" office:date-value="1999-01-13">
            <text:p>13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0">
            <text:p>250</text:p>
          </table:table-cell>
          <table:table-cell table:style-name="ce49" table:formula="oooc:=[.B$50]+[.B298]" office:value-type="date" office:date-value="1999-01-14">
            <text:p>14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1">
            <text:p>251</text:p>
          </table:table-cell>
          <table:table-cell table:style-name="ce49" table:formula="oooc:=[.B$50]+[.B299]" office:value-type="date" office:date-value="1999-01-15">
            <text:p>15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2">
            <text:p>252</text:p>
          </table:table-cell>
          <table:table-cell table:style-name="ce49" table:formula="oooc:=[.B$50]+[.B300]" office:value-type="date" office:date-value="1999-01-16">
            <text:p>16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3">
            <text:p>253</text:p>
          </table:table-cell>
          <table:table-cell table:style-name="ce49" table:formula="oooc:=[.B$50]+[.B301]" office:value-type="date" office:date-value="1999-01-17">
            <text:p>17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4">
            <text:p>254</text:p>
          </table:table-cell>
          <table:table-cell table:style-name="ce49" table:formula="oooc:=[.B$50]+[.B302]" office:value-type="date" office:date-value="1999-01-18">
            <text:p>18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5">
            <text:p>255</text:p>
          </table:table-cell>
          <table:table-cell table:style-name="ce49" table:formula="oooc:=[.B$50]+[.B303]" office:value-type="date" office:date-value="1999-01-19">
            <text:p>19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6">
            <text:p>256</text:p>
          </table:table-cell>
          <table:table-cell table:style-name="ce49" table:formula="oooc:=[.B$50]+[.B304]" office:value-type="date" office:date-value="1999-01-20">
            <text:p>20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7">
            <text:p>257</text:p>
          </table:table-cell>
          <table:table-cell table:style-name="ce49" table:formula="oooc:=[.B$50]+[.B305]" office:value-type="date" office:date-value="1999-01-21">
            <text:p>21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8">
            <text:p>258</text:p>
          </table:table-cell>
          <table:table-cell table:style-name="ce49" table:formula="oooc:=[.B$50]+[.B306]" office:value-type="date" office:date-value="1999-01-22">
            <text:p>22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59">
            <text:p>259</text:p>
          </table:table-cell>
          <table:table-cell table:style-name="ce49" table:formula="oooc:=[.B$50]+[.B307]" office:value-type="date" office:date-value="1999-01-23">
            <text:p>23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0">
            <text:p>260</text:p>
          </table:table-cell>
          <table:table-cell table:style-name="ce49" table:formula="oooc:=[.B$50]+[.B308]" office:value-type="date" office:date-value="1999-01-24">
            <text:p>24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1">
            <text:p>261</text:p>
          </table:table-cell>
          <table:table-cell table:style-name="ce49" table:formula="oooc:=[.B$50]+[.B309]" office:value-type="date" office:date-value="1999-01-25">
            <text:p>25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2">
            <text:p>262</text:p>
          </table:table-cell>
          <table:table-cell table:style-name="ce49" table:formula="oooc:=[.B$50]+[.B310]" office:value-type="date" office:date-value="1999-01-26">
            <text:p>26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3">
            <text:p>263</text:p>
          </table:table-cell>
          <table:table-cell table:style-name="ce49" table:formula="oooc:=[.B$50]+[.B311]" office:value-type="date" office:date-value="1999-01-27">
            <text:p>27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4">
            <text:p>264</text:p>
          </table:table-cell>
          <table:table-cell table:style-name="ce49" table:formula="oooc:=[.B$50]+[.B312]" office:value-type="date" office:date-value="1999-01-28">
            <text:p>28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5">
            <text:p>265</text:p>
          </table:table-cell>
          <table:table-cell table:style-name="ce49" table:formula="oooc:=[.B$50]+[.B313]" office:value-type="date" office:date-value="1999-01-29">
            <text:p>29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6">
            <text:p>266</text:p>
          </table:table-cell>
          <table:table-cell table:style-name="ce49" table:formula="oooc:=[.B$50]+[.B314]" office:value-type="date" office:date-value="1999-01-30">
            <text:p>30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7">
            <text:p>267</text:p>
          </table:table-cell>
          <table:table-cell table:style-name="ce49" table:formula="oooc:=[.B$50]+[.B315]" office:value-type="date" office:date-value="1999-01-31">
            <text:p>31 Jan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8">
            <text:p>268</text:p>
          </table:table-cell>
          <table:table-cell table:style-name="ce49" table:formula="oooc:=[.B$50]+[.B316]" office:value-type="date" office:date-value="1999-02-01">
            <text:p>1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69">
            <text:p>269</text:p>
          </table:table-cell>
          <table:table-cell table:style-name="ce49" table:formula="oooc:=[.B$50]+[.B317]" office:value-type="date" office:date-value="1999-02-02">
            <text:p>2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0">
            <text:p>270</text:p>
          </table:table-cell>
          <table:table-cell table:style-name="ce49" table:formula="oooc:=[.B$50]+[.B318]" office:value-type="date" office:date-value="1999-02-03">
            <text:p>3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1">
            <text:p>271</text:p>
          </table:table-cell>
          <table:table-cell table:style-name="ce49" table:formula="oooc:=[.B$50]+[.B319]" office:value-type="date" office:date-value="1999-02-04">
            <text:p>4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2">
            <text:p>272</text:p>
          </table:table-cell>
          <table:table-cell table:style-name="ce49" table:formula="oooc:=[.B$50]+[.B320]" office:value-type="date" office:date-value="1999-02-05">
            <text:p>5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3">
            <text:p>273</text:p>
          </table:table-cell>
          <table:table-cell table:style-name="ce49" table:formula="oooc:=[.B$50]+[.B321]" office:value-type="date" office:date-value="1999-02-06">
            <text:p>6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4">
            <text:p>274</text:p>
          </table:table-cell>
          <table:table-cell table:style-name="ce49" table:formula="oooc:=[.B$50]+[.B322]" office:value-type="date" office:date-value="1999-02-07">
            <text:p>7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5">
            <text:p>275</text:p>
          </table:table-cell>
          <table:table-cell table:style-name="ce49" table:formula="oooc:=[.B$50]+[.B323]" office:value-type="date" office:date-value="1999-02-08">
            <text:p>8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6">
            <text:p>276</text:p>
          </table:table-cell>
          <table:table-cell table:style-name="ce49" table:formula="oooc:=[.B$50]+[.B324]" office:value-type="date" office:date-value="1999-02-09">
            <text:p>9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7">
            <text:p>277</text:p>
          </table:table-cell>
          <table:table-cell table:style-name="ce49" table:formula="oooc:=[.B$50]+[.B325]" office:value-type="date" office:date-value="1999-02-10">
            <text:p>10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8">
            <text:p>278</text:p>
          </table:table-cell>
          <table:table-cell table:style-name="ce49" table:formula="oooc:=[.B$50]+[.B326]" office:value-type="date" office:date-value="1999-02-11">
            <text:p>11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79">
            <text:p>279</text:p>
          </table:table-cell>
          <table:table-cell table:style-name="ce49" table:formula="oooc:=[.B$50]+[.B327]" office:value-type="date" office:date-value="1999-02-12">
            <text:p>12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0">
            <text:p>280</text:p>
          </table:table-cell>
          <table:table-cell table:style-name="ce49" table:formula="oooc:=[.B$50]+[.B328]" office:value-type="date" office:date-value="1999-02-13">
            <text:p>13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1">
            <text:p>281</text:p>
          </table:table-cell>
          <table:table-cell table:style-name="ce49" table:formula="oooc:=[.B$50]+[.B329]" office:value-type="date" office:date-value="1999-02-14">
            <text:p>14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2">
            <text:p>282</text:p>
          </table:table-cell>
          <table:table-cell table:style-name="ce49" table:formula="oooc:=[.B$50]+[.B330]" office:value-type="date" office:date-value="1999-02-15">
            <text:p>15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3">
            <text:p>283</text:p>
          </table:table-cell>
          <table:table-cell table:style-name="ce49" table:formula="oooc:=[.B$50]+[.B331]" office:value-type="date" office:date-value="1999-02-16">
            <text:p>16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4">
            <text:p>284</text:p>
          </table:table-cell>
          <table:table-cell table:style-name="ce49" table:formula="oooc:=[.B$50]+[.B332]" office:value-type="date" office:date-value="1999-02-17">
            <text:p>17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5">
            <text:p>285</text:p>
          </table:table-cell>
          <table:table-cell table:style-name="ce49" table:formula="oooc:=[.B$50]+[.B333]" office:value-type="date" office:date-value="1999-02-18">
            <text:p>18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6">
            <text:p>286</text:p>
          </table:table-cell>
          <table:table-cell table:style-name="ce49" table:formula="oooc:=[.B$50]+[.B334]" office:value-type="date" office:date-value="1999-02-19">
            <text:p>19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7">
            <text:p>287</text:p>
          </table:table-cell>
          <table:table-cell table:style-name="ce49" table:formula="oooc:=[.B$50]+[.B335]" office:value-type="date" office:date-value="1999-02-20">
            <text:p>20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8">
            <text:p>288</text:p>
          </table:table-cell>
          <table:table-cell table:style-name="ce49" table:formula="oooc:=[.B$50]+[.B336]" office:value-type="date" office:date-value="1999-02-21">
            <text:p>21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89">
            <text:p>289</text:p>
          </table:table-cell>
          <table:table-cell table:style-name="ce49" table:formula="oooc:=[.B$50]+[.B337]" office:value-type="date" office:date-value="1999-02-22">
            <text:p>22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0">
            <text:p>290</text:p>
          </table:table-cell>
          <table:table-cell table:style-name="ce49" table:formula="oooc:=[.B$50]+[.B338]" office:value-type="date" office:date-value="1999-02-23">
            <text:p>23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1">
            <text:p>291</text:p>
          </table:table-cell>
          <table:table-cell table:style-name="ce49" table:formula="oooc:=[.B$50]+[.B339]" office:value-type="date" office:date-value="1999-02-24">
            <text:p>24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2">
            <text:p>292</text:p>
          </table:table-cell>
          <table:table-cell table:style-name="ce49" table:formula="oooc:=[.B$50]+[.B340]" office:value-type="date" office:date-value="1999-02-25">
            <text:p>25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3">
            <text:p>293</text:p>
          </table:table-cell>
          <table:table-cell table:style-name="ce49" table:formula="oooc:=[.B$50]+[.B341]" office:value-type="date" office:date-value="1999-02-26">
            <text:p>26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4">
            <text:p>294</text:p>
          </table:table-cell>
          <table:table-cell table:style-name="ce49" table:formula="oooc:=[.B$50]+[.B342]" office:value-type="date" office:date-value="1999-02-27">
            <text:p>27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5">
            <text:p>295</text:p>
          </table:table-cell>
          <table:table-cell table:style-name="ce49" table:formula="oooc:=[.B$50]+[.B343]" office:value-type="date" office:date-value="1999-02-28">
            <text:p>28 Feb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6">
            <text:p>296</text:p>
          </table:table-cell>
          <table:table-cell table:style-name="ce49" table:formula="oooc:=[.B$50]+[.B344]" office:value-type="date" office:date-value="1999-03-01">
            <text:p>1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7">
            <text:p>297</text:p>
          </table:table-cell>
          <table:table-cell table:style-name="ce49" table:formula="oooc:=[.B$50]+[.B345]" office:value-type="date" office:date-value="1999-03-02">
            <text:p>2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8">
            <text:p>298</text:p>
          </table:table-cell>
          <table:table-cell table:style-name="ce49" table:formula="oooc:=[.B$50]+[.B346]" office:value-type="date" office:date-value="1999-03-03">
            <text:p>3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299">
            <text:p>299</text:p>
          </table:table-cell>
          <table:table-cell table:style-name="ce49" table:formula="oooc:=[.B$50]+[.B347]" office:value-type="date" office:date-value="1999-03-04">
            <text:p>4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0">
            <text:p>300</text:p>
          </table:table-cell>
          <table:table-cell table:style-name="ce49" table:formula="oooc:=[.B$50]+[.B348]" office:value-type="date" office:date-value="1999-03-05">
            <text:p>5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1">
            <text:p>301</text:p>
          </table:table-cell>
          <table:table-cell table:style-name="ce49" table:formula="oooc:=[.B$50]+[.B349]" office:value-type="date" office:date-value="1999-03-06">
            <text:p>6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2">
            <text:p>302</text:p>
          </table:table-cell>
          <table:table-cell table:style-name="ce49" table:formula="oooc:=[.B$50]+[.B350]" office:value-type="date" office:date-value="1999-03-07">
            <text:p>7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3">
            <text:p>303</text:p>
          </table:table-cell>
          <table:table-cell table:style-name="ce49" table:formula="oooc:=[.B$50]+[.B351]" office:value-type="date" office:date-value="1999-03-08">
            <text:p>8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4">
            <text:p>304</text:p>
          </table:table-cell>
          <table:table-cell table:style-name="ce49" table:formula="oooc:=[.B$50]+[.B352]" office:value-type="date" office:date-value="1999-03-09">
            <text:p>9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5">
            <text:p>305</text:p>
          </table:table-cell>
          <table:table-cell table:style-name="ce49" table:formula="oooc:=[.B$50]+[.B353]" office:value-type="date" office:date-value="1999-03-10">
            <text:p>10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6">
            <text:p>306</text:p>
          </table:table-cell>
          <table:table-cell table:style-name="ce49" table:formula="oooc:=[.B$50]+[.B354]" office:value-type="date" office:date-value="1999-03-11">
            <text:p>11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7">
            <text:p>307</text:p>
          </table:table-cell>
          <table:table-cell table:style-name="ce49" table:formula="oooc:=[.B$50]+[.B355]" office:value-type="date" office:date-value="1999-03-12">
            <text:p>12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8">
            <text:p>308</text:p>
          </table:table-cell>
          <table:table-cell table:style-name="ce49" table:formula="oooc:=[.B$50]+[.B356]" office:value-type="date" office:date-value="1999-03-13">
            <text:p>13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09">
            <text:p>309</text:p>
          </table:table-cell>
          <table:table-cell table:style-name="ce49" table:formula="oooc:=[.B$50]+[.B357]" office:value-type="date" office:date-value="1999-03-14">
            <text:p>14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0">
            <text:p>310</text:p>
          </table:table-cell>
          <table:table-cell table:style-name="ce49" table:formula="oooc:=[.B$50]+[.B358]" office:value-type="date" office:date-value="1999-03-15">
            <text:p>15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1">
            <text:p>311</text:p>
          </table:table-cell>
          <table:table-cell table:style-name="ce49" table:formula="oooc:=[.B$50]+[.B359]" office:value-type="date" office:date-value="1999-03-16">
            <text:p>16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2">
            <text:p>312</text:p>
          </table:table-cell>
          <table:table-cell table:style-name="ce49" table:formula="oooc:=[.B$50]+[.B360]" office:value-type="date" office:date-value="1999-03-17">
            <text:p>17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3">
            <text:p>313</text:p>
          </table:table-cell>
          <table:table-cell table:style-name="ce49" table:formula="oooc:=[.B$50]+[.B361]" office:value-type="date" office:date-value="1999-03-18">
            <text:p>18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4">
            <text:p>314</text:p>
          </table:table-cell>
          <table:table-cell table:style-name="ce49" table:formula="oooc:=[.B$50]+[.B362]" office:value-type="date" office:date-value="1999-03-19">
            <text:p>19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5">
            <text:p>315</text:p>
          </table:table-cell>
          <table:table-cell table:style-name="ce49" table:formula="oooc:=[.B$50]+[.B363]" office:value-type="date" office:date-value="1999-03-20">
            <text:p>20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6">
            <text:p>316</text:p>
          </table:table-cell>
          <table:table-cell table:style-name="ce49" table:formula="oooc:=[.B$50]+[.B364]" office:value-type="date" office:date-value="1999-03-21">
            <text:p>21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7">
            <text:p>317</text:p>
          </table:table-cell>
          <table:table-cell table:style-name="ce49" table:formula="oooc:=[.B$50]+[.B365]" office:value-type="date" office:date-value="1999-03-22">
            <text:p>22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8">
            <text:p>318</text:p>
          </table:table-cell>
          <table:table-cell table:style-name="ce49" table:formula="oooc:=[.B$50]+[.B366]" office:value-type="date" office:date-value="1999-03-23">
            <text:p>23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19">
            <text:p>319</text:p>
          </table:table-cell>
          <table:table-cell table:style-name="ce49" table:formula="oooc:=[.B$50]+[.B367]" office:value-type="date" office:date-value="1999-03-24">
            <text:p>24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0">
            <text:p>320</text:p>
          </table:table-cell>
          <table:table-cell table:style-name="ce49" table:formula="oooc:=[.B$50]+[.B368]" office:value-type="date" office:date-value="1999-03-25">
            <text:p>25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1">
            <text:p>321</text:p>
          </table:table-cell>
          <table:table-cell table:style-name="ce49" table:formula="oooc:=[.B$50]+[.B369]" office:value-type="date" office:date-value="1999-03-26">
            <text:p>26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2">
            <text:p>322</text:p>
          </table:table-cell>
          <table:table-cell table:style-name="ce49" table:formula="oooc:=[.B$50]+[.B370]" office:value-type="date" office:date-value="1999-03-27">
            <text:p>27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3">
            <text:p>323</text:p>
          </table:table-cell>
          <table:table-cell table:style-name="ce49" table:formula="oooc:=[.B$50]+[.B371]" office:value-type="date" office:date-value="1999-03-28">
            <text:p>28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4">
            <text:p>324</text:p>
          </table:table-cell>
          <table:table-cell table:style-name="ce49" table:formula="oooc:=[.B$50]+[.B372]" office:value-type="date" office:date-value="1999-03-29">
            <text:p>29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5">
            <text:p>325</text:p>
          </table:table-cell>
          <table:table-cell table:style-name="ce49" table:formula="oooc:=[.B$50]+[.B373]" office:value-type="date" office:date-value="1999-03-30">
            <text:p>30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6">
            <text:p>326</text:p>
          </table:table-cell>
          <table:table-cell table:style-name="ce49" table:formula="oooc:=[.B$50]+[.B374]" office:value-type="date" office:date-value="1999-03-31">
            <text:p>31 Ma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7">
            <text:p>327</text:p>
          </table:table-cell>
          <table:table-cell table:style-name="ce49" table:formula="oooc:=[.B$50]+[.B375]" office:value-type="date" office:date-value="1999-04-01">
            <text:p>1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8">
            <text:p>328</text:p>
          </table:table-cell>
          <table:table-cell table:style-name="ce49" table:formula="oooc:=[.B$50]+[.B376]" office:value-type="date" office:date-value="1999-04-02">
            <text:p>2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29">
            <text:p>329</text:p>
          </table:table-cell>
          <table:table-cell table:style-name="ce49" table:formula="oooc:=[.B$50]+[.B377]" office:value-type="date" office:date-value="1999-04-03">
            <text:p>3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0">
            <text:p>330</text:p>
          </table:table-cell>
          <table:table-cell table:style-name="ce49" table:formula="oooc:=[.B$50]+[.B378]" office:value-type="date" office:date-value="1999-04-04">
            <text:p>4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1">
            <text:p>331</text:p>
          </table:table-cell>
          <table:table-cell table:style-name="ce49" table:formula="oooc:=[.B$50]+[.B379]" office:value-type="date" office:date-value="1999-04-05">
            <text:p>5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2">
            <text:p>332</text:p>
          </table:table-cell>
          <table:table-cell table:style-name="ce49" table:formula="oooc:=[.B$50]+[.B380]" office:value-type="date" office:date-value="1999-04-06">
            <text:p>6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3">
            <text:p>333</text:p>
          </table:table-cell>
          <table:table-cell table:style-name="ce49" table:formula="oooc:=[.B$50]+[.B381]" office:value-type="date" office:date-value="1999-04-07">
            <text:p>7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4">
            <text:p>334</text:p>
          </table:table-cell>
          <table:table-cell table:style-name="ce49" table:formula="oooc:=[.B$50]+[.B382]" office:value-type="date" office:date-value="1999-04-08">
            <text:p>8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5">
            <text:p>335</text:p>
          </table:table-cell>
          <table:table-cell table:style-name="ce49" table:formula="oooc:=[.B$50]+[.B383]" office:value-type="date" office:date-value="1999-04-09">
            <text:p>9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6">
            <text:p>336</text:p>
          </table:table-cell>
          <table:table-cell table:style-name="ce49" table:formula="oooc:=[.B$50]+[.B384]" office:value-type="date" office:date-value="1999-04-10">
            <text:p>10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7">
            <text:p>337</text:p>
          </table:table-cell>
          <table:table-cell table:style-name="ce49" table:formula="oooc:=[.B$50]+[.B385]" office:value-type="date" office:date-value="1999-04-11">
            <text:p>11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8">
            <text:p>338</text:p>
          </table:table-cell>
          <table:table-cell table:style-name="ce49" table:formula="oooc:=[.B$50]+[.B386]" office:value-type="date" office:date-value="1999-04-12">
            <text:p>12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39">
            <text:p>339</text:p>
          </table:table-cell>
          <table:table-cell table:style-name="ce49" table:formula="oooc:=[.B$50]+[.B387]" office:value-type="date" office:date-value="1999-04-13">
            <text:p>13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0">
            <text:p>340</text:p>
          </table:table-cell>
          <table:table-cell table:style-name="ce49" table:formula="oooc:=[.B$50]+[.B388]" office:value-type="date" office:date-value="1999-04-14">
            <text:p>14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1">
            <text:p>341</text:p>
          </table:table-cell>
          <table:table-cell table:style-name="ce49" table:formula="oooc:=[.B$50]+[.B389]" office:value-type="date" office:date-value="1999-04-15">
            <text:p>15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2">
            <text:p>342</text:p>
          </table:table-cell>
          <table:table-cell table:style-name="ce49" table:formula="oooc:=[.B$50]+[.B390]" office:value-type="date" office:date-value="1999-04-16">
            <text:p>16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3">
            <text:p>343</text:p>
          </table:table-cell>
          <table:table-cell table:style-name="ce49" table:formula="oooc:=[.B$50]+[.B391]" office:value-type="date" office:date-value="1999-04-17">
            <text:p>17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4">
            <text:p>344</text:p>
          </table:table-cell>
          <table:table-cell table:style-name="ce49" table:formula="oooc:=[.B$50]+[.B392]" office:value-type="date" office:date-value="1999-04-18">
            <text:p>18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5">
            <text:p>345</text:p>
          </table:table-cell>
          <table:table-cell table:style-name="ce49" table:formula="oooc:=[.B$50]+[.B393]" office:value-type="date" office:date-value="1999-04-19">
            <text:p>19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6">
            <text:p>346</text:p>
          </table:table-cell>
          <table:table-cell table:style-name="ce49" table:formula="oooc:=[.B$50]+[.B394]" office:value-type="date" office:date-value="1999-04-20">
            <text:p>20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7">
            <text:p>347</text:p>
          </table:table-cell>
          <table:table-cell table:style-name="ce49" table:formula="oooc:=[.B$50]+[.B395]" office:value-type="date" office:date-value="1999-04-21">
            <text:p>21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8">
            <text:p>348</text:p>
          </table:table-cell>
          <table:table-cell table:style-name="ce49" table:formula="oooc:=[.B$50]+[.B396]" office:value-type="date" office:date-value="1999-04-22">
            <text:p>22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49">
            <text:p>349</text:p>
          </table:table-cell>
          <table:table-cell table:style-name="ce49" table:formula="oooc:=[.B$50]+[.B397]" office:value-type="date" office:date-value="1999-04-23">
            <text:p>23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0">
            <text:p>350</text:p>
          </table:table-cell>
          <table:table-cell table:style-name="ce49" table:formula="oooc:=[.B$50]+[.B398]" office:value-type="date" office:date-value="1999-04-24">
            <text:p>24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1">
            <text:p>351</text:p>
          </table:table-cell>
          <table:table-cell table:style-name="ce49" table:formula="oooc:=[.B$50]+[.B399]" office:value-type="date" office:date-value="1999-04-25">
            <text:p>25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2">
            <text:p>352</text:p>
          </table:table-cell>
          <table:table-cell table:style-name="ce49" table:formula="oooc:=[.B$50]+[.B400]" office:value-type="date" office:date-value="1999-04-26">
            <text:p>26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3">
            <text:p>353</text:p>
          </table:table-cell>
          <table:table-cell table:style-name="ce49" table:formula="oooc:=[.B$50]+[.B401]" office:value-type="date" office:date-value="1999-04-27">
            <text:p>27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4">
            <text:p>354</text:p>
          </table:table-cell>
          <table:table-cell table:style-name="ce49" table:formula="oooc:=[.B$50]+[.B402]" office:value-type="date" office:date-value="1999-04-28">
            <text:p>28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5">
            <text:p>355</text:p>
          </table:table-cell>
          <table:table-cell table:style-name="ce49" table:formula="oooc:=[.B$50]+[.B403]" office:value-type="date" office:date-value="1999-04-29">
            <text:p>29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6">
            <text:p>356</text:p>
          </table:table-cell>
          <table:table-cell table:style-name="ce49" table:formula="oooc:=[.B$50]+[.B404]" office:value-type="date" office:date-value="1999-04-30">
            <text:p>30 Apr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7">
            <text:p>357</text:p>
          </table:table-cell>
          <table:table-cell table:style-name="ce49" table:formula="oooc:=[.B$50]+[.B405]" office:value-type="date" office:date-value="1999-05-01">
            <text:p>1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8">
            <text:p>358</text:p>
          </table:table-cell>
          <table:table-cell table:style-name="ce49" table:formula="oooc:=[.B$50]+[.B406]" office:value-type="date" office:date-value="1999-05-02">
            <text:p>2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59">
            <text:p>359</text:p>
          </table:table-cell>
          <table:table-cell table:style-name="ce49" table:formula="oooc:=[.B$50]+[.B407]" office:value-type="date" office:date-value="1999-05-03">
            <text:p>3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0">
            <text:p>360</text:p>
          </table:table-cell>
          <table:table-cell table:style-name="ce49" table:formula="oooc:=[.B$50]+[.B408]" office:value-type="date" office:date-value="1999-05-04">
            <text:p>4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1">
            <text:p>361</text:p>
          </table:table-cell>
          <table:table-cell table:style-name="ce49" table:formula="oooc:=[.B$50]+[.B409]" office:value-type="date" office:date-value="1999-05-05">
            <text:p>5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2">
            <text:p>362</text:p>
          </table:table-cell>
          <table:table-cell table:style-name="ce49" table:formula="oooc:=[.B$50]+[.B410]" office:value-type="date" office:date-value="1999-05-06">
            <text:p>6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3">
            <text:p>363</text:p>
          </table:table-cell>
          <table:table-cell table:style-name="ce49" table:formula="oooc:=[.B$50]+[.B411]" office:value-type="date" office:date-value="1999-05-07">
            <text:p>7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4">
            <text:p>364</text:p>
          </table:table-cell>
          <table:table-cell table:style-name="ce49" table:formula="oooc:=[.B$50]+[.B412]" office:value-type="date" office:date-value="1999-05-08">
            <text:p>8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5">
            <text:p>365</text:p>
          </table:table-cell>
          <table:table-cell table:style-name="ce49" table:formula="oooc:=[.B$50]+[.B413]" office:value-type="date" office:date-value="1999-05-09">
            <text:p>9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6">
            <text:p>366</text:p>
          </table:table-cell>
          <table:table-cell table:style-name="ce49" table:formula="oooc:=[.B$50]+[.B414]" office:value-type="date" office:date-value="1999-05-10">
            <text:p>10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7">
            <text:p>367</text:p>
          </table:table-cell>
          <table:table-cell table:style-name="ce49" table:formula="oooc:=[.B$50]+[.B415]" office:value-type="date" office:date-value="1999-05-11">
            <text:p>11 May 1999</text:p>
          </table:table-cell>
          <table:table-cell table:number-columns-repeated="253"/>
        </table:table-row>
        <table:table-row table:style-name="ro1">
          <table:table-cell/>
          <table:table-cell table:style-name="ce3" office:value-type="float" office:value="368">
            <text:p>368</text:p>
          </table:table-cell>
          <table:table-cell table:style-name="ce49" table:formula="oooc:=[.B$50]+[.B416]" office:value-type="date" office:date-value="1999-05-12">
            <text:p>12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17]" office:value-type="date" office:date-value="1999-05-13">
            <text:p>13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18]" office:value-type="date" office:date-value="1999-05-14">
            <text:p>14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19]" office:value-type="date" office:date-value="1999-05-15">
            <text:p>15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20]" office:value-type="date" office:date-value="1999-05-16">
            <text:p>16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21]" office:value-type="date" office:date-value="1999-05-17">
            <text:p>17 May 199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49" table:formula="oooc:=[.B$50]+[.B422]" office:value-type="date" office:date-value="1999-05-18">
            <text:p>18 May 1999</text:p>
          </table:table-cell>
          <table:table-cell table:number-columns-repeated="253"/>
        </table:table-row>
        <table:table-row table:style-name="ro1" table:number-rows-repeated="651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utilities" table:style-name="ta5" table:print="false">
        <office:forms form:automatic-focus="false" form:apply-design-mode="false"/>
        <table:table-column table:style-name="co17" table:default-cell-style-name="ce1"/>
        <table:table-column table:style-name="co17" table:default-cell-style-name="ce2"/>
        <table:table-column table:style-name="co17" table:number-columns-repeated="254" table:default-cell-style-name="Default"/>
        <table:table-row table:style-name="ro1">
          <table:table-cell office:value-type="string">
            <text:p>logfile</text:p>
          </table:table-cell>
          <table:table-cell table:formula="oooc:=ohSetLogFile(&quot;c:/ql_logfile.txt&quot;)" office:value-type="string" office:string-value="c:/ql_logfile.txt">
            <text:p>c:/ql_logfile.txt</text:p>
          </table:table-cell>
          <table:table-cell table:number-columns-repeated="254"/>
        </table:table-row>
      </table:table>
      <table:named-expressions>
        <table:named-range table:name="BLACK_SCHOLES" table:base-cell-address="$example.$A$1" table:cell-range-address="$data.$B$14"/>
        <table:named-range table:name="BLACK_VOL" table:base-cell-address="$example.$A$1" table:cell-range-address="$data.$B$9"/>
        <table:named-expression table:name="CALENDAR" table:base-cell-address="$example.$A$1" table:expression="&quot;$#REF!.$#REF!$6&quot;"/>
        <table:named-expression table:name="CALENDAR_1" table:base-cell-address="$example.$A$1" table:expression="0"/>
        <table:named-expression table:name="CONVENTION" table:base-cell-address="$example.$A$1" table:expression="&quot;$#REF!.$#REF!$7&quot;"/>
        <table:named-expression table:name="CONVENTION_1" table:base-cell-address="$example.$A$1" table:expression="0"/>
        <table:named-expression table:name="DAYCOUNTER" table:base-cell-address="$example.$A$1" table:expression="&quot;$#REF!.$#REF!$8&quot;"/>
        <table:named-expression table:name="DAYCOUNTER_1" table:base-cell-address="$example.$A$1" table:expression="0"/>
        <table:named-range table:name="DIVIDEND_DATES" table:base-cell-address="$example.$A$1" table:cell-range-address="$data.$B$21:.$B$22"/>
        <table:named-range table:name="DIVIDEND_RATES" table:base-cell-address="$example.$A$1" table:cell-range-address="$data.$C$21:.$C$22"/>
        <table:named-expression table:name="ENGINE" table:base-cell-address="$example.$A$1" table:expression="&quot;$#REF!.$B$7&quot;"/>
        <table:named-expression table:name="ENGINE_1" table:base-cell-address="$example.$A$1" table:expression="0"/>
        <table:named-range table:name="EU_EXERCISE" table:base-cell-address="$example.$A$1" table:cell-range-address="$data.$B$17"/>
        <table:named-range table:name="FIXING_DATES" table:base-cell-address="$example.$A$1" table:cell-range-address="$data.$C$60:.$C$428"/>
        <table:named-expression table:name="FREQUENCY" table:base-cell-address="$example.$A$1" table:expression="&quot;$#REF!.$#REF!$11&quot;"/>
        <table:named-expression table:name="FREQUENCY_1" table:base-cell-address="$example.$A$1" table:expression="0"/>
        <table:named-expression table:name="IDX" table:base-cell-address="$example.$A$1" table:expression="&quot;$#REF!.$#REF!$10&quot;"/>
        <table:named-expression table:name="IDX_1" table:base-cell-address="$example.$A$1" table:expression="0"/>
        <table:named-expression table:name="MODEL" table:base-cell-address="$example.$A$1" table:expression="&quot;$#REF!.$B$4&quot;"/>
        <table:named-expression table:name="MODEL_1" table:base-cell-address="$example.$A$1" table:expression="0"/>
        <table:named-range table:name="timeSteps" table:base-cell-address="$example.$A$1" table:cell-range-address="$vanilla.$B$30"/>
        <table:named-range table:name="YC" table:base-cell-address="$example.$A$1" table:cell-range-address="$data.$B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 </number:text>
      <number:number number:decimal-places="0" number:min-integer-digits="1" number:grouping="true"/>
    </number:number-style>
    <number:number-style style:name="N118">
      <number:text>-$ 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0" number:min-integer-digits="1" number:grouping="true"/>
    </number:number-style>
    <number:number-style style:name="N119">
      <style:text-properties fo:color="#ff0000"/>
      <number:text>-$ 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 </number:text>
      <number:number number:decimal-places="2" number:min-integer-digits="1" number:grouping="true"/>
    </number:number-style>
    <number:number-style style:name="N120">
      <number:text>-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$ </number:text>
      <number:number number:decimal-places="2" number:min-integer-digits="1" number:grouping="true"/>
    </number:number-style>
    <number:number-style style:name="N121">
      <style:text-properties fo:color="#ff0000"/>
      <number:text>-$ 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$ </number:text>
      <number:number number:decimal-places="0" number:min-integer-digits="1" number:grouping="true"/>
      <number:text> </number:text>
    </number:number-style>
    <number:number-style style:name="N122P1" style:volatile="true">
      <number:text>-$ </number:text>
      <number:number number:decimal-places="0" number:min-integer-digits="1" number:grouping="true"/>
      <number:text> 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-$ </number:text>
      <number:number number:decimal-places="2" number:min-integer-digits="1" number:grouping="true"/>
      <number:text> </number:text>
    </number:number-style>
    <number:number-style style:name="N124P2" style:volatile="true">
      <number:text> $ 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€ </number:text>
      <number:number number:decimal-places="0" number:min-integer-digits="1" number:grouping="true"/>
    </number:number-style>
    <number:number-style style:name="N126">
      <number:text>-€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</number:number-style>
    <number:number-style style:name="N127">
      <style:text-properties fo:color="#ff0000"/>
      <number:text>-€ 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</number:number-style>
    <number:number-style style:name="N128">
      <number:text>-€ 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</number:number-style>
    <number:number-style style:name="N129">
      <style:text-properties fo:color="#ff0000"/>
      <number:text>-€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€ </number:text>
      <number:number number:decimal-places="0" number:min-integer-digits="1" number:grouping="true"/>
      <number:text> </number:text>
    </number:number-style>
    <number:number-style style:name="N130P1" style:volatile="true">
      <number:text>-€ </number:text>
      <number:number number:decimal-places="0" number:min-integer-digits="1" number:grouping="true"/>
      <number:text> </number:text>
    </number:number-style>
    <number:number-style style:name="N130P2" style:volatile="true">
      <number:text> €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€ </number:text>
      <number:number number:decimal-places="2" number:min-integer-digits="1" number:grouping="true"/>
      <number:text> </number:text>
    </number:number-style>
    <number:number-style style:name="N131P1" style:volatile="true">
      <number:text>-€ </number:text>
      <number:number number:decimal-places="2" number:min-integer-digits="1" number:grouping="true"/>
      <number:text> </number:text>
    </number:number-style>
    <number:number-style style:name="N131P2" style:volatile="true">
      <number:text> €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£</number:text>
      <number:number number:decimal-places="0" number:min-integer-digits="1" number:grouping="true"/>
    </number:number-style>
    <number:number-style style:name="N132">
      <number:text>-£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£</number:text>
      <number:number number:decimal-places="0" number:min-integer-digits="1" number:grouping="true"/>
    </number:number-style>
    <number:number-style style:name="N133">
      <style:text-properties fo:color="#ff0000"/>
      <number:text>-£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£</number:text>
      <number:number number:decimal-places="2" number:min-integer-digits="1" number:grouping="true"/>
    </number:number-style>
    <number:number-style style:name="N134">
      <number:text>-£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text>£</number:text>
      <number:number number:decimal-places="2" number:min-integer-digits="1" number:grouping="true"/>
    </number:number-style>
    <number:number-style style:name="N135">
      <style:text-properties fo:color="#ff0000"/>
      <number:text>-£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 £</number:text>
      <number:number number:decimal-places="0" number:min-integer-digits="1" number:grouping="true"/>
      <number:text> </number:text>
    </number:number-style>
    <number:number-style style:name="N136P1" style:volatile="true">
      <number:text>-£</number:text>
      <number:number number:decimal-places="0" number:min-integer-digits="1" number:grouping="true"/>
      <number:text> </number:text>
    </number:number-style>
    <number:number-style style:name="N136P2" style:volatile="true">
      <number:text> £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£</number:text>
      <number:number number: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number number:decimal-places="0" number:min-integer-digits="1" number:grouping="true"/>
      <number:text> £</number:text>
    </number:number-style>
    <number:number-style style:name="N138">
      <number:text>-</number:text>
      <number:number number:decimal-places="0" number:min-integer-digits="1" number:grouping="true"/>
      <number:text> £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£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£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 £</number:text>
    </number:number-style>
    <number:number-style style:name="N140">
      <number:text>-</number:text>
      <number:number number:decimal-places="2" number:min-integer-digits="1" number:grouping="true"/>
      <number:text> £</number:text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£</number:text>
    </number:number-style>
    <number:number-style style:name="N141">
      <style:text-properties fo:color="#ff0000"/>
      <number:text>-</number:text>
      <number:number number:decimal-places="2" number:min-integer-digits="1" number:grouping="true"/>
      <number:text> £</number:text>
      <style:map style:condition="value()&gt;=0" style:apply-style-name="N141P0"/>
    </number:number-style>
    <number:number-style style:name="N142P0" style:volatile="true">
      <number:text> </number:text>
      <number:number number:decimal-places="0" number:min-integer-digits="1" number:grouping="true"/>
      <number:text> £ </number:text>
    </number:number-style>
    <number:number-style style:name="N142P1" style:volatile="true">
      <number:text>-</number:text>
      <number:number number:decimal-places="0" number:min-integer-digits="1" number:grouping="true"/>
      <number:text> £ </number:text>
    </number:number-style>
    <number:number-style style:name="N142P2" style:volatile="true">
      <number:text> - £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text> </number:text>
      <number:number number:decimal-places="2" number:min-integer-digits="1" number:grouping="true"/>
      <number:text> £ </number:text>
    </number:number-style>
    <number:number-style style:name="N144P1" style:volatile="true">
      <number:text>-</number:text>
      <number:number number:decimal-places="2" number:min-integer-digits="1" number:grouping="true"/>
      <number:text> £ </number:text>
    </number:number-style>
    <number:number-style style:name="N144P2" style:volatile="true">
      <number:text> -</number:text>
      <number:number number:decimal-places="0" number:min-integer-digits="0"/>
      <number:text> £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number:number number:decimal-places="2" number:min-integer-digits="1" number:grouping="true"/>
      <number:text>    </number:text>
    </number:number-style>
    <number:number-style style:name="N145P1" style:volatile="true">
      <number:text>-</number:text>
      <number:number number:decimal-places="2" number:min-integer-digits="1" number:grouping="true"/>
      <number:text>    </number:text>
    </number:number-style>
    <number:number-style style:name="N145P2" style:volatile="true">
      <number:text> -</number:text>
      <number:number number:decimal-places="0" number:min-integer-digits="0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date-style style:name="N147">
      <number:day/>
      <number:text> </number:text>
      <number:month number:textual="true"/>
      <number:text> </number:text>
      <number:year number:style="long"/>
    </number:date-style>
    <number:date-style style:name="N148">
      <number:day/>
      <number:text> </number:text>
      <number:month number:textual="true"/>
      <number:text> </number:text>
      <number:year/>
    </number:date-style>
    <number:number-style style:name="N149">
      <number:number number:decimal-places="6" number:min-integer-digits="1"/>
    </number:number-style>
    <number:number-style style:name="N150">
      <number:number number:decimal-places="4" number:min-integer-digits="1" number:grouping="true"/>
    </number:number-style>
    <number:number-style style:name="N152">
      <number:number number:decimal-places="1" number:min-integer-digits="1"/>
    </number:number-style>
    <number:percentage-style style:name="N153">
      <number:number number:decimal-places="3" number:min-integer-digits="1"/>
      <number:text>%</number:text>
    </number:percentage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51">
      <style:table-cell-properties style:diagonal-bl-tr="none" style:diagonal-tl-br="none" fo:border="none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pm4">
      <style:page-layout-properties fo:page-width="8.2673in" fo:page-height="11.6925in"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5in"/>
      </style:header-style>
      <style:footer-style>
        <style:header-footer-properties fo:min-height="0.2957in" fo:margin-left="0in" fo:margin-right="0in" fo:margin-top="0.55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1">05/01/2007</text:date>, <text:time>19:0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" style:display-name="PageStyle_exampl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anilla" style:display-name="PageStyle_vanill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ptions" style:display-name="PageStyle_op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utilities" style:display-name="PageStyle_utilities" style:page-layout-name="pm4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Erik Ehlers</meta:initial-creator>
    <meta:creation-date>2005-01-19T20:54:46</meta:creation-date>
    <dc:creator>erik</dc:creator>
    <dc:date>2007-05-01T19:03:04</dc:date>
    <meta:print-date>2005-03-30T22:57:14</meta:print-date>
    <dc:language>en-US</dc:language>
    <meta:editing-cycles>74</meta:editing-cycles>
    <meta:editing-duration>PT8H37M59S</meta:editing-duration>
    <meta:user-defined meta:name="Info 1"/>
    <meta:user-defined meta:name="Info 2"/>
    <meta:user-defined meta:name="Info 3"/>
    <meta:user-defined meta:name="Info 4"/>
    <meta:document-statistic meta:table-count="5" meta:cell-count="1282"/>
  </office:meta>
</office:document-meta>
</file>